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style:font-family-generic="swiss" style:font-pitch="variable"/>
  </office:font-face-decls>
  <office:automatic-styles>
    <style:style style:name="Table1" style:family="table">
      <style:table-properties style:width="21.352cm" table:align="left" style:writing-mode="lr-tb"/>
    </style:style>
    <style:style style:name="Table1.A" style:family="table-column">
      <style:table-column-properties style:column-width="6.588cm"/>
    </style:style>
    <style:style style:name="Table1.B" style:family="table-column">
      <style:table-column-properties style:column-width="6.403cm"/>
    </style:style>
    <style:style style:name="Table1.C" style:family="table-column">
      <style:table-column-properties style:column-width="8.361cm"/>
    </style:style>
    <style:style style:name="Table1.1" style:family="table-row">
      <style:table-row-properties style:min-row-height="1.171cm" fo:keep-together="auto"/>
    </style:style>
    <style:style style:name="Table1.A1" style:family="table-cell">
      <style:table-cell-properties style:vertical-align="top" fo:background-color="#336699" fo:padding="0cm" fo:border="0.5pt solid #000000" style:writing-mode="lr-tb">
        <style:background-image/>
      </style:table-cell-properties>
    </style:style>
    <style:style style:name="Table1.2" style:family="table-row">
      <style:table-row-properties style:min-row-height="2.214cm" fo:keep-together="auto"/>
    </style:style>
    <style:style style:name="Table1.A2" style:family="table-cell">
      <style:table-cell-properties style:vertical-align="top" fo:padding="0cm" fo:border="0.5pt solid #000000" style:writing-mode="lr-tb"/>
    </style:style>
    <style:style style:name="Table1.B2" style:family="table-cell">
      <style:table-cell-properties style:vertical-align="top" fo:padding="0cm" fo:border="0.5pt solid #000000" style:writing-mode="lr-tb"/>
    </style:style>
    <style:style style:name="Table1.C2" style:family="table-cell">
      <style:table-cell-properties style:vertical-align="top" fo:padding="0cm" fo:border="0.5pt solid #000000" style:writing-mode="lr-tb"/>
    </style:style>
    <style:style style:name="Table1.A3" style:family="table-cell">
      <style:table-cell-properties style:vertical-align="top" fo:padding="0cm" fo:border="0.5pt solid #000000" style:writing-mode="lr-tb"/>
    </style:style>
    <style:style style:name="Table1.B3" style:family="table-cell">
      <style:table-cell-properties style:vertical-align="top" fo:padding="0cm" fo:border="0.5pt solid #000000" style:writing-mode="lr-tb"/>
    </style:style>
    <style:style style:name="Table1.C3" style:family="table-cell">
      <style:table-cell-properties style:vertical-align="top" fo:padding="0cm" fo:border="0.5pt solid #000000" style:writing-mode="lr-tb"/>
    </style:style>
    <style:style style:name="Table1.A4" style:family="table-cell">
      <style:table-cell-properties style:vertical-align="top" fo:padding="0cm" fo:border="0.5pt solid #000000" style:writing-mode="lr-tb"/>
    </style:style>
    <style:style style:name="Table1.B4" style:family="table-cell">
      <style:table-cell-properties style:vertical-align="top" fo:padding="0cm" fo:border="0.5pt solid #000000" style:writing-mode="lr-tb"/>
    </style:style>
    <style:style style:name="Table1.C4" style:family="table-cell">
      <style:table-cell-properties style:vertical-align="top" fo:padding="0cm" fo:border="0.5pt solid #000000" style:writing-mode="lr-tb"/>
    </style:style>
    <style:style style:name="Table1.A5" style:family="table-cell">
      <style:table-cell-properties style:vertical-align="top" fo:padding="0cm" fo:border="0.5pt solid #000000" style:writing-mode="lr-tb"/>
    </style:style>
    <style:style style:name="Table1.B5" style:family="table-cell">
      <style:table-cell-properties style:vertical-align="top" fo:padding="0cm" fo:border="0.5pt solid #000000" style:writing-mode="lr-tb"/>
    </style:style>
    <style:style style:name="Table1.C5" style:family="table-cell">
      <style:table-cell-properties style:vertical-align="top" fo:padding="0cm" fo:border="0.5pt solid #000000" style:writing-mode="lr-tb"/>
    </style:style>
    <style:style style:name="Table1.A6" style:family="table-cell">
      <style:table-cell-properties style:vertical-align="top" fo:padding="0cm" fo:border="0.5pt solid #000000" style:writing-mode="lr-tb"/>
    </style:style>
    <style:style style:name="Table1.B6" style:family="table-cell">
      <style:table-cell-properties style:vertical-align="top" fo:padding="0cm" fo:border="0.5pt solid #000000" style:writing-mode="lr-tb"/>
    </style:style>
    <style:style style:name="Table1.C6" style:family="table-cell">
      <style:table-cell-properties style:vertical-align="top" fo:padding="0cm" fo:border="0.5pt solid #000000" style:writing-mode="lr-tb"/>
    </style:style>
    <style:style style:name="Table1.A7" style:family="table-cell">
      <style:table-cell-properties style:vertical-align="top" fo:padding="0cm" fo:border-left="0.5pt solid #000000" fo:border-right="0.5pt solid #000000" fo:border-top="none" fo:border-bottom="0.5pt solid #000000" style:writing-mode="lr-tb"/>
    </style:style>
    <style:style style:name="Table1.B7" style:family="table-cell">
      <style:table-cell-properties style:vertical-align="top" fo:padding="0cm" fo:border-left="0.5pt solid #000000" fo:border-right="0.5pt solid #000000" fo:border-top="none" fo:border-bottom="0.5pt solid #000000" style:writing-mode="lr-tb"/>
    </style:style>
    <style:style style:name="Table1.C7" style:family="table-cell">
      <style:table-cell-properties style:vertical-align="top" fo:padding="0cm" fo:border-left="0.5pt solid #000000" fo:border-right="0.5pt solid #000000" fo:border-top="none" fo:border-bottom="0.5pt solid #000000" style:writing-mode="lr-tb"/>
    </style:style>
    <style:style style:name="Table1.A8" style:family="table-cell">
      <style:table-cell-properties style:vertical-align="top" fo:padding="0cm" fo:border-left="0.5pt solid #000000" fo:border-right="0.5pt solid #000000" fo:border-top="none" fo:border-bottom="0.5pt solid #000000" style:writing-mode="lr-tb"/>
    </style:style>
    <style:style style:name="Table1.B8" style:family="table-cell">
      <style:table-cell-properties style:vertical-align="top" fo:padding="0cm" fo:border-left="0.5pt solid #000000" fo:border-right="0.5pt solid #000000" fo:border-top="none" fo:border-bottom="0.5pt solid #000000" style:writing-mode="lr-tb"/>
    </style:style>
    <style:style style:name="Table1.C8" style:family="table-cell">
      <style:table-cell-properties style:vertical-align="top" fo:padding="0cm" fo:border-left="0.5pt solid #000000" fo:border-right="0.5pt solid #000000" fo:border-top="none" fo:border-bottom="0.5pt solid #000000" style:writing-mode="lr-tb"/>
    </style:style>
    <style:style style:name="Table1.A9" style:family="table-cell">
      <style:table-cell-properties style:vertical-align="top" fo:padding="0cm" fo:border-left="0.5pt solid #000000" fo:border-right="0.5pt solid #000000" fo:border-top="none" fo:border-bottom="0.5pt solid #000000" style:writing-mode="lr-tb"/>
    </style:style>
    <style:style style:name="Table1.B9" style:family="table-cell">
      <style:table-cell-properties style:vertical-align="top" fo:padding="0cm" fo:border-left="0.5pt solid #000000" fo:border-right="0.5pt solid #000000" fo:border-top="none" fo:border-bottom="0.5pt solid #000000" style:writing-mode="lr-tb"/>
    </style:style>
    <style:style style:name="Table1.C9" style:family="table-cell">
      <style:table-cell-properties style:vertical-align="top" fo:padding="0cm" fo:border-left="0.5pt solid #000000" fo:border-right="0.5pt solid #000000" fo:border-top="none" fo:border-bottom="0.5pt solid #000000" style:writing-mode="lr-tb"/>
    </style:style>
    <style:style style:name="Table1.A10" style:family="table-cell">
      <style:table-cell-properties style:vertical-align="top" fo:padding="0cm" fo:border-left="0.5pt solid #000000" fo:border-right="0.5pt solid #000000" fo:border-top="none" fo:border-bottom="0.5pt solid #000000" style:writing-mode="lr-tb"/>
    </style:style>
    <style:style style:name="Table1.B10" style:family="table-cell">
      <style:table-cell-properties style:vertical-align="top" fo:padding="0cm" fo:border-left="0.5pt solid #000000" fo:border-right="0.5pt solid #000000" fo:border-top="none" fo:border-bottom="0.5pt solid #000000" style:writing-mode="lr-tb"/>
    </style:style>
    <style:style style:name="Table1.C10" style:family="table-cell">
      <style:table-cell-properties style:vertical-align="top" fo:padding="0cm" fo:border-left="0.5pt solid #000000" fo:border-right="0.5pt solid #000000" fo:border-top="none" fo:border-bottom="0.5pt solid #000000" style:writing-mode="lr-tb"/>
    </style:style>
    <style:style style:name="Table1.A11" style:family="table-cell">
      <style:table-cell-properties style:vertical-align="top" fo:padding="0cm" fo:border-left="0.5pt solid #000000" fo:border-right="0.5pt solid #000000" fo:border-top="none" fo:border-bottom="0.5pt solid #000000" style:writing-mode="lr-tb"/>
    </style:style>
    <style:style style:name="Table1.B11" style:family="table-cell">
      <style:table-cell-properties style:vertical-align="top" fo:padding="0cm" fo:border-left="0.5pt solid #000000" fo:border-right="0.5pt solid #000000" fo:border-top="none" fo:border-bottom="0.5pt solid #000000" style:writing-mode="lr-tb"/>
    </style:style>
    <style:style style:name="Table1.C11" style:family="table-cell">
      <style:table-cell-properties style:vertical-align="top" fo:padding="0cm" fo:border-left="0.5pt solid #000000" fo:border-right="0.5pt solid #000000" fo:border-top="none" fo:border-bottom="0.5pt solid #000000" style:writing-mode="lr-tb"/>
    </style:style>
    <style:style style:name="Table1.A12" style:family="table-cell">
      <style:table-cell-properties style:vertical-align="top" fo:padding="0cm" fo:border-left="0.5pt solid #000000" fo:border-right="0.5pt solid #000000" fo:border-top="none" fo:border-bottom="0.5pt solid #000000" style:writing-mode="lr-tb"/>
    </style:style>
    <style:style style:name="Table1.B12" style:family="table-cell">
      <style:table-cell-properties style:vertical-align="top" fo:padding="0cm" fo:border-left="0.5pt solid #000000" fo:border-right="0.5pt solid #000000" fo:border-top="none" fo:border-bottom="0.5pt solid #000000" style:writing-mode="lr-tb"/>
    </style:style>
    <style:style style:name="Table1.C12" style:family="table-cell">
      <style:table-cell-properties style:vertical-align="top" fo:padding="0cm" fo:border-left="0.5pt solid #000000" fo:border-right="0.5pt solid #000000" fo:border-top="none" fo:border-bottom="0.5pt solid #000000" style:writing-mode="lr-tb"/>
    </style:style>
    <style:style style:name="Table1.A13" style:family="table-cell">
      <style:table-cell-properties style:vertical-align="top" fo:padding="0cm" fo:border-left="0.5pt solid #000000" fo:border-right="0.5pt solid #000000" fo:border-top="none" fo:border-bottom="0.5pt solid #000000" style:writing-mode="lr-tb"/>
    </style:style>
    <style:style style:name="Table1.B13" style:family="table-cell">
      <style:table-cell-properties style:vertical-align="top" fo:padding="0cm" fo:border-left="0.5pt solid #000000" fo:border-right="0.5pt solid #000000" fo:border-top="none" fo:border-bottom="0.5pt solid #000000" style:writing-mode="lr-tb"/>
    </style:style>
    <style:style style:name="Table1.C13" style:family="table-cell">
      <style:table-cell-properties style:vertical-align="top" fo:padding="0cm" fo:border-left="0.5pt solid #000000" fo:border-right="0.5pt solid #000000" fo:border-top="none" fo:border-bottom="0.5pt solid #000000" style:writing-mode="lr-tb"/>
    </style:style>
    <style:style style:name="Table1.A14" style:family="table-cell">
      <style:table-cell-properties style:vertical-align="top" fo:padding="0cm" fo:border-left="0.5pt solid #000000" fo:border-right="0.5pt solid #000000" fo:border-top="none" fo:border-bottom="0.5pt solid #000000" style:writing-mode="lr-tb"/>
    </style:style>
    <style:style style:name="Table1.B14" style:family="table-cell">
      <style:table-cell-properties style:vertical-align="top" fo:padding="0cm" fo:border-left="0.5pt solid #000000" fo:border-right="0.5pt solid #000000" fo:border-top="none" fo:border-bottom="0.5pt solid #000000" style:writing-mode="lr-tb"/>
    </style:style>
    <style:style style:name="Table1.C14" style:family="table-cell">
      <style:table-cell-properties style:vertical-align="top" fo:padding="0cm" fo:border-left="0.5pt solid #000000" fo:border-right="0.5pt solid #000000" fo:border-top="none" fo:border-bottom="0.5pt solid #000000" style:writing-mode="lr-tb"/>
    </style:style>
    <style:style style:name="Table1.A15" style:family="table-cell">
      <style:table-cell-properties style:vertical-align="top" fo:padding="0cm" fo:border-left="0.5pt solid #000000" fo:border-right="0.5pt solid #000000" fo:border-top="none" fo:border-bottom="0.5pt solid #000000" style:writing-mode="lr-tb"/>
    </style:style>
    <style:style style:name="Table1.B15" style:family="table-cell">
      <style:table-cell-properties style:vertical-align="top" fo:padding="0cm" fo:border-left="0.5pt solid #000000" fo:border-right="0.5pt solid #000000" fo:border-top="none" fo:border-bottom="0.5pt solid #000000" style:writing-mode="lr-tb"/>
    </style:style>
    <style:style style:name="Table1.C15" style:family="table-cell">
      <style:table-cell-properties style:vertical-align="top" fo:padding="0cm" fo:border-left="0.5pt solid #000000" fo:border-right="0.5pt solid #000000" fo:border-top="none" fo:border-bottom="0.5pt solid #000000" style:writing-mode="lr-tb"/>
    </style:style>
    <style:style style:name="Table1.A16" style:family="table-cell">
      <style:table-cell-properties style:vertical-align="top" fo:padding="0cm" fo:border-left="0.5pt solid #000000" fo:border-right="0.5pt solid #000000" fo:border-top="none" fo:border-bottom="0.5pt solid #000000" style:writing-mode="lr-tb"/>
    </style:style>
    <style:style style:name="Table1.B16" style:family="table-cell">
      <style:table-cell-properties style:vertical-align="top" fo:padding="0cm" fo:border-left="0.5pt solid #000000" fo:border-right="0.5pt solid #000000" fo:border-top="none" fo:border-bottom="0.5pt solid #000000" style:writing-mode="lr-tb"/>
    </style:style>
    <style:style style:name="Table1.C16" style:family="table-cell">
      <style:table-cell-properties style:vertical-align="top" fo:padding="0cm" fo:border-left="0.5pt solid #000000" fo:border-right="0.5pt solid #000000" fo:border-top="none" fo:border-bottom="0.5pt solid #000000" style:writing-mode="lr-tb"/>
    </style:style>
    <style:style style:name="Table1.A17" style:family="table-cell">
      <style:table-cell-properties style:vertical-align="top" fo:padding="0cm" fo:border-left="0.5pt solid #000000" fo:border-right="0.5pt solid #000000" fo:border-top="none" fo:border-bottom="0.5pt solid #000000" style:writing-mode="lr-tb"/>
    </style:style>
    <style:style style:name="Table1.B17" style:family="table-cell">
      <style:table-cell-properties style:vertical-align="top" fo:padding="0cm" fo:border-left="0.5pt solid #000000" fo:border-right="0.5pt solid #000000" fo:border-top="none" fo:border-bottom="0.5pt solid #000000" style:writing-mode="lr-tb"/>
    </style:style>
    <style:style style:name="Table1.C17" style:family="table-cell">
      <style:table-cell-properties style:vertical-align="top" fo:padding="0cm" fo:border-left="0.5pt solid #000000" fo:border-right="0.5pt solid #000000" fo:border-top="none" fo:border-bottom="0.5pt solid #000000" style:writing-mode="lr-tb"/>
    </style:style>
    <style:style style:name="Table1.A18" style:family="table-cell">
      <style:table-cell-properties style:vertical-align="top" fo:padding="0cm" fo:border-left="0.5pt solid #000000" fo:border-right="0.5pt solid #000000" fo:border-top="none" fo:border-bottom="0.5pt solid #000000" style:writing-mode="lr-tb"/>
    </style:style>
    <style:style style:name="Table1.B18" style:family="table-cell">
      <style:table-cell-properties style:vertical-align="top" fo:padding="0cm" fo:border-left="0.5pt solid #000000" fo:border-right="0.5pt solid #000000" fo:border-top="none" fo:border-bottom="0.5pt solid #000000" style:writing-mode="lr-tb"/>
    </style:style>
    <style:style style:name="Table1.C18" style:family="table-cell">
      <style:table-cell-properties style:vertical-align="top" fo:padding="0cm" fo:border-left="0.5pt solid #000000" fo:border-right="0.5pt solid #000000" fo:border-top="none" fo:border-bottom="0.5pt solid #000000" style:writing-mode="lr-tb"/>
    </style:style>
    <style:style style:name="Table1.A19" style:family="table-cell">
      <style:table-cell-properties style:vertical-align="top" fo:padding="0cm" fo:border-left="0.5pt solid #000000" fo:border-right="0.5pt solid #000000" fo:border-top="none" fo:border-bottom="0.5pt solid #000000" style:writing-mode="lr-tb"/>
    </style:style>
    <style:style style:name="Table1.B19" style:family="table-cell">
      <style:table-cell-properties style:vertical-align="top" fo:padding="0cm" fo:border-left="0.5pt solid #000000" fo:border-right="0.5pt solid #000000" fo:border-top="none" fo:border-bottom="0.5pt solid #000000" style:writing-mode="lr-tb"/>
    </style:style>
    <style:style style:name="Table1.C19" style:family="table-cell">
      <style:table-cell-properties style:vertical-align="top" fo:padding="0cm" fo:border-left="0.5pt solid #000000" fo:border-right="0.5pt solid #000000" fo:border-top="none" fo:border-bottom="0.5pt solid #000000" style:writing-mode="lr-tb"/>
    </style:style>
    <style:style style:name="Table1.A20" style:family="table-cell">
      <style:table-cell-properties style:vertical-align="top" fo:padding="0cm" fo:border-left="0.5pt solid #000000" fo:border-right="0.5pt solid #000000" fo:border-top="none" fo:border-bottom="0.5pt solid #000000" style:writing-mode="lr-tb"/>
    </style:style>
    <style:style style:name="Table1.B20" style:family="table-cell">
      <style:table-cell-properties style:vertical-align="top" fo:padding="0cm" fo:border-left="0.5pt solid #000000" fo:border-right="0.5pt solid #000000" fo:border-top="none" fo:border-bottom="0.5pt solid #000000" style:writing-mode="lr-tb"/>
    </style:style>
    <style:style style:name="Table1.C20" style:family="table-cell">
      <style:table-cell-properties style:vertical-align="top" fo:padding="0cm" fo:border-left="0.5pt solid #000000" fo:border-right="0.5pt solid #000000" fo:border-top="none" fo:border-bottom="0.5pt solid #000000" style:writing-mode="lr-tb"/>
    </style:style>
    <style:style style:name="Table1.A21" style:family="table-cell">
      <style:table-cell-properties style:vertical-align="top" fo:padding="0cm" fo:border-left="0.5pt solid #000000" fo:border-right="0.5pt solid #000000" fo:border-top="none" fo:border-bottom="0.5pt solid #000000" style:writing-mode="lr-tb"/>
    </style:style>
    <style:style style:name="Table1.B21" style:family="table-cell">
      <style:table-cell-properties style:vertical-align="top" fo:padding="0cm" fo:border-left="0.5pt solid #000000" fo:border-right="0.5pt solid #000000" fo:border-top="none" fo:border-bottom="0.5pt solid #000000" style:writing-mode="lr-tb"/>
    </style:style>
    <style:style style:name="Table1.C21" style:family="table-cell">
      <style:table-cell-properties style:vertical-align="top" fo:padding="0cm" fo:border-left="0.5pt solid #000000" fo:border-right="0.5pt solid #000000" fo:border-top="none" fo:border-bottom="0.5pt solid #000000" style:writing-mode="lr-tb"/>
    </style:style>
    <style:style style:name="Table1.A22" style:family="table-cell">
      <style:table-cell-properties style:vertical-align="top" fo:padding="0cm" fo:border-left="0.5pt solid #000000" fo:border-right="0.5pt solid #000000" fo:border-top="none" fo:border-bottom="0.5pt solid #000000" style:writing-mode="lr-tb"/>
    </style:style>
    <style:style style:name="Table1.B22" style:family="table-cell">
      <style:table-cell-properties style:vertical-align="top" fo:padding="0cm" fo:border-left="0.5pt solid #000000" fo:border-right="0.5pt solid #000000" fo:border-top="none" fo:border-bottom="0.5pt solid #000000" style:writing-mode="lr-tb"/>
    </style:style>
    <style:style style:name="Table1.C22" style:family="table-cell">
      <style:table-cell-properties style:vertical-align="top" fo:padding="0cm" fo:border-left="0.5pt solid #000000" fo:border-right="0.5pt solid #000000" fo:border-top="none" fo:border-bottom="0.5pt solid #000000" style:writing-mode="lr-tb"/>
    </style:style>
    <style:style style:name="P1" style:family="paragraph" style:parent-style-name="Standard">
      <style:paragraph-properties fo:margin-top="0.141cm" fo:margin-bottom="0.141cm" style:contextual-spacing="false"/>
      <style:text-properties fo:color="#000000" loext:opacity="100%" style:font-name="Verdana" fo:font-size="16pt" style:text-underline-style="solid" style:text-underline-width="auto" style:text-underline-color="font-color" fo:font-weight="bold" officeooo:rsid="001cadf0" officeooo:paragraph-rsid="001cadf0" style:font-name-asian="Verdana" style:font-size-asian="16pt" style:font-weight-asian="bold" style:font-name-complex="Verdana" style:font-size-complex="16pt"/>
    </style:style>
    <style:style style:name="P2" style:family="paragraph" style:parent-style-name="Standard">
      <style:paragraph-properties fo:text-align="center" style:justify-single-word="false" fo:padding="1.094cm" fo:border="none" style:shadow="none"/>
      <style:text-properties fo:color="#ffffff" loext:opacity="100%" style:font-name="Verdana" fo:font-weight="bold" officeooo:rsid="001cadf0" officeooo:paragraph-rsid="001cadf0" style:font-name-asian="Verdana" style:font-weight-asian="bold" style:font-name-complex="Verdana"/>
    </style:style>
    <style:style style:name="P3" style:family="paragraph" style:parent-style-name="Standard">
      <style:paragraph-properties fo:padding="1.094cm" fo:border="none" style:shadow="none" style:snap-to-layout-grid="false"/>
      <style:text-properties fo:color="#000000" loext:opacity="100%" style:font-name="Verdana" fo:font-size="6pt" fo:font-weight="normal" style:font-name-asian="Verdana" style:font-size-asian="6pt" style:font-weight-asian="normal" style:font-name-complex="Verdana" style:font-size-complex="6pt" style:font-weight-complex="normal"/>
    </style:style>
    <style:style style:name="P4" style:family="paragraph" style:parent-style-name="Text_20_body">
      <style:paragraph-properties fo:padding="1.094cm" fo:border="none" style:shadow="none" style:snap-to-layout-grid="false"/>
      <style:text-properties fo:color="#000000" loext:opacity="100%" style:font-name="Verdana" style:font-name-asian="Verdana" style:font-name-complex="Verdana"/>
    </style:style>
    <style:style style:name="P5" style:family="paragraph" style:parent-style-name="Text_20_body">
      <style:paragraph-properties style:snap-to-layout-grid="false"/>
      <style:text-properties fo:color="#000000" loext:opacity="100%" style:font-name="Verdana" fo:font-size="6pt" style:font-name-asian="Verdana" style:font-size-asian="6pt" style:font-name-complex="Verdana" style:font-size-complex="6pt"/>
    </style:style>
    <style:style style:name="P6" style:family="paragraph" style:parent-style-name="Standard">
      <style:paragraph-properties fo:padding="1.094cm" fo:border="none" style:shadow="none" style:snap-to-layout-grid="false"/>
      <style:text-properties fo:color="#000000" loext:opacity="100%" style:font-name="Verdana" fo:font-size="6pt" style:font-name-asian="Verdana" style:font-size-asian="6pt" style:font-name-complex="Verdana" style:font-size-complex="6pt"/>
    </style:style>
    <style:style style:name="P7" style:family="paragraph" style:parent-style-name="Standard">
      <style:paragraph-properties fo:padding="1.094cm" fo:border="none" style:shadow="none" style:snap-to-layout-grid="false"/>
      <style:text-properties fo:color="#000000" loext:opacity="100%" style:font-name="Verdana" officeooo:rsid="001cadf0" officeooo:paragraph-rsid="001cadf0" style:font-name-asian="Verdana" style:font-name-complex="Verdana"/>
    </style:style>
    <style:style style:name="P8" style:family="paragraph" style:parent-style-name="Standard">
      <style:paragraph-properties fo:padding="1.094cm" fo:border="none" style:shadow="none" style:snap-to-layout-grid="false"/>
      <style:text-properties fo:color="#000000" loext:opacity="100%" style:font-name="Verdana" style:font-name-asian="Verdana" style:font-name-complex="Verdana"/>
    </style:style>
    <style:style style:name="P9" style:family="paragraph" style:parent-style-name="Heading_20_3">
      <style:paragraph-properties style:snap-to-layout-grid="false"/>
      <style:text-properties fo:color="#000000" loext:opacity="100%" style:font-name="Verdana" fo:font-size="11pt" style:font-name-asian="Verdana" style:font-size-asian="11pt" style:font-name-complex="Verdana" style:font-size-complex="11pt"/>
    </style:style>
    <style:style style:name="P10" style:family="paragraph" style:parent-style-name="Text_20_body" style:list-style-name="L1">
      <style:paragraph-properties style:snap-to-layout-grid="false"/>
      <style:text-properties fo:color="#000000" loext:opacity="100%" style:font-name="Verdana" style:font-name-asian="Verdana" style:font-name-complex="Verdana"/>
    </style:style>
    <style:style style:name="P11" style:family="paragraph" style:parent-style-name="Text_20_body" style:list-style-name="L1">
      <style:paragraph-properties fo:margin-left="0cm" fo:margin-right="0cm" fo:orphans="1" fo:text-indent="0cm" style:auto-text-indent="false" style:snap-to-layout-grid="false"/>
      <style:text-properties fo:color="#000000" loext:opacity="100%" style:font-name="Verdana" style:font-name-asian="Verdana" style:font-name-complex="Verdana"/>
    </style:style>
    <style:style style:name="P12" style:family="paragraph" style:parent-style-name="Text_20_body" style:list-style-name="L2">
      <style:paragraph-properties style:snap-to-layout-grid="false"/>
      <style:text-properties fo:color="#000000" loext:opacity="100%" style:font-name="Verdana" style:font-name-asian="Verdana" style:font-name-complex="Verdana"/>
    </style:style>
    <style:style style:name="P13" style:family="paragraph" style:parent-style-name="Text_20_body" style:list-style-name="L2">
      <style:paragraph-properties fo:margin-left="0cm" fo:margin-right="0cm" fo:orphans="1" fo:text-indent="0cm" style:auto-text-indent="false" style:snap-to-layout-grid="false"/>
      <style:text-properties fo:color="#000000" loext:opacity="100%" style:font-name="Verdana" style:font-name-asian="Verdana" style:font-name-complex="Verdana"/>
    </style:style>
    <style:style style:name="P14" style:family="paragraph" style:parent-style-name="Text_20_body" style:list-style-name="L2">
      <style:paragraph-properties fo:orphans="1" style:snap-to-layout-grid="false"/>
      <style:text-properties fo:color="#000000" loext:opacity="100%" style:font-name="Verdana" fo:font-size="6pt" style:font-name-asian="Verdana" style:font-size-asian="6pt" style:font-name-complex="Verdana" style:font-size-complex="6pt"/>
    </style:style>
    <style:style style:name="P15" style:family="paragraph" style:parent-style-name="Text_20_body" style:list-style-name="L3">
      <style:paragraph-properties style:snap-to-layout-grid="false"/>
      <style:text-properties fo:color="#000000" loext:opacity="100%" style:font-name="Verdana" style:font-name-asian="Verdana" style:font-name-complex="Verdana"/>
    </style:style>
    <style:style style:name="P16" style:family="paragraph" style:parent-style-name="Standard">
      <style:paragraph-properties fo:padding="1.094cm" fo:border="none" style:shadow="none" style:snap-to-layout-grid="false"/>
      <style:text-properties fo:color="#000000" loext:opacity="100%" style:font-name="Verdana" officeooo:rsid="001d1670" officeooo:paragraph-rsid="001d1670" style:font-name-asian="Verdana" style:font-name-complex="Verdana"/>
    </style:style>
    <style:style style:name="P17" style:family="paragraph" style:parent-style-name="Text_20_body" style:list-style-name="L4">
      <style:paragraph-properties style:snap-to-layout-grid="false"/>
      <style:text-properties fo:color="#000000" loext:opacity="100%" style:font-name="Verdana" style:font-name-asian="Verdana" style:font-name-complex="Verdana"/>
    </style:style>
    <style:style style:name="P18" style:family="paragraph" style:parent-style-name="Text_20_body" style:list-style-name="L5">
      <style:paragraph-properties style:snap-to-layout-grid="false"/>
      <style:text-properties fo:color="#000000" loext:opacity="100%" style:font-name="Verdana" style:font-name-asian="Verdana" style:font-name-complex="Verdana"/>
    </style:style>
    <style:style style:name="P19" style:family="paragraph" style:parent-style-name="Text_20_body" style:list-style-name="L6">
      <style:paragraph-properties style:snap-to-layout-grid="false"/>
      <style:text-properties fo:color="#000000" loext:opacity="100%" style:font-name="Verdana" style:font-name-asian="Verdana" style:font-name-complex="Verdana"/>
    </style:style>
    <style:style style:name="P20" style:family="paragraph" style:parent-style-name="Text_20_body" style:list-style-name="L7">
      <style:paragraph-properties style:snap-to-layout-grid="false"/>
      <style:text-properties fo:color="#000000" loext:opacity="100%" style:font-name="Verdana" style:font-name-asian="Verdana" style:font-name-complex="Verdana"/>
    </style:style>
    <style:style style:name="P21" style:family="paragraph" style:parent-style-name="Text_20_body" style:list-style-name="L7">
      <style:paragraph-properties fo:margin-left="0cm" fo:margin-right="0cm" fo:orphans="1" fo:text-indent="0cm" style:auto-text-indent="false" style:snap-to-layout-grid="false"/>
      <style:text-properties fo:color="#000000" loext:opacity="100%" style:font-name="Verdana" style:font-name-asian="Verdana" style:font-name-complex="Verdana"/>
    </style:style>
    <style:style style:name="P22" style:family="paragraph" style:parent-style-name="Standard">
      <style:paragraph-properties fo:padding="1.094cm" fo:border="none" style:shadow="none" style:snap-to-layout-grid="false"/>
      <style:text-properties fo:color="#000000" loext:opacity="100%" style:font-name="Verdana" officeooo:rsid="001d1670" officeooo:paragraph-rsid="001f103c" style:font-name-asian="Verdana" style:font-name-complex="Verdana"/>
    </style:style>
    <style:style style:name="P23" style:family="paragraph" style:parent-style-name="Heading_20_2">
      <style:paragraph-properties style:snap-to-layout-grid="false"/>
      <style:text-properties fo:color="#000000" loext:opacity="100%" style:font-name="Verdana" fo:font-size="6pt" style:font-name-asian="Verdana" style:font-size-asian="6pt" style:font-name-complex="Verdana" style:font-size-complex="6pt"/>
    </style:style>
    <style:style style:name="P24" style:family="paragraph" style:parent-style-name="Text_20_body" style:list-style-name="L8">
      <style:paragraph-properties style:snap-to-layout-grid="false"/>
      <style:text-properties fo:color="#000000" loext:opacity="100%" style:font-name="Verdana" style:font-name-asian="Verdana" style:font-name-complex="Verdana"/>
    </style:style>
    <style:style style:name="P25" style:family="paragraph" style:parent-style-name="Heading_20_4">
      <style:paragraph-properties style:snap-to-layout-grid="false"/>
      <style:text-properties fo:color="#000000" loext:opacity="100%" style:font-name="Verdana" fo:font-size="6pt" style:font-name-asian="Verdana" style:font-size-asian="6pt" style:font-name-complex="Verdana" style:font-size-complex="6pt"/>
    </style:style>
    <style:style style:name="P26" style:family="paragraph" style:parent-style-name="Text_20_body" style:list-style-name="L9">
      <style:paragraph-properties style:snap-to-layout-grid="false"/>
      <style:text-properties fo:color="#000000" loext:opacity="100%" style:font-name="Verdana" style:font-name-asian="Verdana" style:font-name-complex="Verdana"/>
    </style:style>
    <style:style style:name="P27" style:family="paragraph" style:parent-style-name="Text_20_body" style:list-style-name="L10">
      <style:paragraph-properties style:snap-to-layout-grid="false"/>
      <style:text-properties fo:color="#000000" loext:opacity="100%" style:font-name="Verdana" style:font-name-asian="Verdana" style:font-name-complex="Verdana"/>
    </style:style>
    <style:style style:name="P28" style:family="paragraph" style:parent-style-name="Text_20_body" style:list-style-name="L11">
      <style:paragraph-properties style:snap-to-layout-grid="false"/>
      <style:text-properties fo:color="#000000" loext:opacity="100%" style:font-name="Verdana" style:font-name-asian="Verdana" style:font-name-complex="Verdana"/>
    </style:style>
    <style:style style:name="P29" style:family="paragraph" style:parent-style-name="Text_20_body" style:list-style-name="L12">
      <style:paragraph-properties style:snap-to-layout-grid="false"/>
      <style:text-properties fo:color="#000000" loext:opacity="100%" style:font-name="Verdana" fo:font-size="6pt" style:font-name-asian="Verdana" style:font-size-asian="6pt" style:font-name-complex="Verdana" style:font-size-complex="6pt"/>
    </style:style>
    <style:style style:name="P30" style:family="paragraph" style:parent-style-name="Text_20_body">
      <style:paragraph-properties style:snap-to-layout-grid="false"/>
      <style:text-properties fo:color="#000000" loext:opacity="100%" style:font-name="Verdana" style:font-name-asian="Verdana" style:font-name-complex="Verdana"/>
    </style:style>
    <style:style style:name="P31" style:family="paragraph" style:parent-style-name="Text_20_body" style:list-style-name="L13">
      <style:paragraph-properties style:snap-to-layout-grid="false"/>
      <style:text-properties fo:color="#000000" loext:opacity="100%" style:font-name="Verdana" style:font-name-asian="Verdana" style:font-name-complex="Verdana"/>
    </style:style>
    <style:style style:name="P32" style:family="paragraph" style:parent-style-name="Text_20_body" style:list-style-name="L14">
      <style:paragraph-properties style:snap-to-layout-grid="false"/>
      <style:text-properties fo:color="#000000" loext:opacity="100%" style:font-name="Verdana" fo:font-size="6pt" style:font-name-asian="Verdana" style:font-size-asian="6pt" style:font-name-complex="Verdana" style:font-size-complex="6pt"/>
    </style:style>
    <style:style style:name="P33" style:family="paragraph" style:parent-style-name="Text_20_body" style:list-style-name="L15">
      <style:paragraph-properties style:snap-to-layout-grid="false"/>
      <style:text-properties fo:color="#000000" loext:opacity="100%" style:font-name="Verdana" fo:font-size="6pt" style:font-name-asian="Verdana" style:font-size-asian="6pt" style:font-name-complex="Verdana" style:font-size-complex="6pt"/>
    </style:style>
    <style:style style:name="P34" style:family="paragraph" style:parent-style-name="Heading_20_3">
      <style:paragraph-properties style:snap-to-layout-grid="false"/>
      <style:text-properties fo:color="#000000" loext:opacity="100%" style:font-name="Verdana" fo:font-size="6pt" style:font-name-asian="Verdana" style:font-size-asian="6pt" style:font-name-complex="Verdana" style:font-size-complex="6pt"/>
    </style:style>
    <style:style style:name="P35" style:family="paragraph" style:parent-style-name="Text_20_body" style:list-style-name="L16">
      <style:paragraph-properties style:snap-to-layout-grid="false"/>
      <style:text-properties fo:color="#000000" loext:opacity="100%" style:font-name="Verdana" style:font-name-asian="Verdana" style:font-name-complex="Verdana"/>
    </style:style>
    <style:style style:name="P36" style:family="paragraph" style:parent-style-name="Standard">
      <style:paragraph-properties fo:padding="1.094cm" fo:border="none" style:shadow="none" style:snap-to-layout-grid="false"/>
      <style:text-properties fo:color="#000000" loext:opacity="100%" style:font-name="Verdana" officeooo:rsid="00216056" officeooo:paragraph-rsid="00216056" style:font-name-asian="Verdana" style:font-name-complex="Verdana"/>
    </style:style>
    <style:style style:name="P37" style:family="paragraph" style:parent-style-name="Text_20_body">
      <style:paragraph-properties fo:padding="1.094cm" fo:border="none" style:shadow="none" style:snap-to-layout-grid="false"/>
      <style:text-properties fo:color="#000000" loext:opacity="100%" style:font-name="Verdana" fo:font-size="6pt" style:font-name-asian="Verdana" style:font-size-asian="6pt" style:font-name-complex="Verdana" style:font-size-complex="6pt"/>
    </style:style>
    <style:style style:name="P38" style:family="paragraph" style:parent-style-name="Heading_20_2">
      <style:paragraph-properties fo:margin-top="0cm" fo:margin-bottom="0.247cm" style:contextual-spacing="false" style:snap-to-layout-grid="false"/>
      <style:text-properties fo:color="#000000" loext:opacity="100%" style:font-name="Verdana" fo:font-size="6pt" style:font-name-asian="Verdana" style:font-size-asian="6pt" style:font-name-complex="Verdana" style:font-size-complex="6pt"/>
    </style:style>
    <style:style style:name="P39" style:family="paragraph" style:parent-style-name="Heading_20_3">
      <style:paragraph-properties fo:margin-top="0cm" fo:margin-bottom="0.247cm" style:contextual-spacing="false" style:snap-to-layout-grid="false"/>
      <style:text-properties fo:color="#000000" loext:opacity="100%" style:font-name="Verdana" fo:font-size="11pt" style:font-name-asian="Verdana" style:font-size-asian="11pt" style:font-name-complex="Verdana" style:font-size-complex="11pt"/>
    </style:style>
    <style:style style:name="P40" style:family="paragraph" style:parent-style-name="Text_20_body" style:list-style-name="L17">
      <style:paragraph-properties style:snap-to-layout-grid="false"/>
      <style:text-properties fo:color="#000000" loext:opacity="100%" style:font-name="Verdana" fo:font-size="6pt" style:font-name-asian="Verdana" style:font-size-asian="6pt" style:font-name-complex="Verdana" style:font-size-complex="6pt"/>
    </style:style>
    <style:style style:name="P41" style:family="paragraph" style:parent-style-name="Text_20_body" style:list-style-name="L18">
      <style:paragraph-properties style:snap-to-layout-grid="false"/>
      <style:text-properties fo:color="#000000" loext:opacity="100%" style:font-name="Verdana" fo:font-size="6pt" style:font-name-asian="Verdana" style:font-size-asian="6pt" style:font-name-complex="Verdana" style:font-size-complex="6pt"/>
    </style:style>
    <style:style style:name="P42" style:family="paragraph" style:parent-style-name="Text_20_body" style:list-style-name="L19">
      <style:paragraph-properties style:snap-to-layout-grid="false"/>
      <style:text-properties fo:color="#000000" loext:opacity="100%" style:font-name="Verdana" fo:font-size="6pt" style:font-name-asian="Verdana" style:font-size-asian="6pt" style:font-name-complex="Verdana" style:font-size-complex="6pt"/>
    </style:style>
    <style:style style:name="P43" style:family="paragraph" style:parent-style-name="Text_20_body" style:list-style-name="L20">
      <style:paragraph-properties style:snap-to-layout-grid="false"/>
      <style:text-properties fo:color="#000000" loext:opacity="100%" style:font-name="Verdana" fo:font-size="6pt" style:font-name-asian="Verdana" style:font-size-asian="6pt" style:font-name-complex="Verdana" style:font-size-complex="6pt"/>
    </style:style>
    <style:style style:name="P44" style:family="paragraph" style:parent-style-name="Text_20_body" style:list-style-name="L21">
      <style:paragraph-properties style:snap-to-layout-grid="false"/>
      <style:text-properties fo:color="#000000" loext:opacity="100%" style:font-name="Verdana" fo:font-size="6pt" style:font-name-asian="Verdana" style:font-size-asian="6pt" style:font-name-complex="Verdana" style:font-size-complex="6pt"/>
    </style:style>
    <style:style style:name="P45" style:family="paragraph" style:parent-style-name="Text_20_body" style:list-style-name="L22">
      <style:paragraph-properties style:snap-to-layout-grid="false"/>
      <style:text-properties fo:color="#000000" loext:opacity="100%" style:font-name="Verdana" fo:font-size="6pt" style:font-name-asian="Verdana" style:font-size-asian="6pt" style:font-name-complex="Verdana" style:font-size-complex="6pt"/>
    </style:style>
    <style:style style:name="P46" style:family="paragraph" style:parent-style-name="Standard">
      <style:paragraph-properties fo:padding="1.094cm" fo:border="none" style:shadow="none" style:snap-to-layout-grid="false"/>
      <style:text-properties fo:color="#000000" loext:opacity="100%" style:font-name="Verdana" officeooo:rsid="00247ee1" officeooo:paragraph-rsid="00247ee1" style:font-name-asian="Verdana" style:font-name-complex="Verdana"/>
    </style:style>
    <style:style style:name="P47" style:family="paragraph" style:parent-style-name="Heading_20_3">
      <style:paragraph-properties fo:margin-top="0cm" fo:margin-bottom="0.247cm" style:contextual-spacing="false" style:snap-to-layout-grid="false"/>
      <style:text-properties fo:color="#000000" loext:opacity="100%" style:font-name="Verdana" fo:font-size="6pt" style:font-name-asian="Verdana" style:font-size-asian="6pt" style:font-name-complex="Verdana" style:font-size-complex="6pt"/>
    </style:style>
    <style:style style:name="P48" style:family="paragraph" style:parent-style-name="Text_20_body" style:list-style-name="L23">
      <style:paragraph-properties style:snap-to-layout-grid="false"/>
      <style:text-properties fo:color="#000000" loext:opacity="100%" style:font-name="Verdana" fo:font-size="6pt" style:font-name-asian="Verdana" style:font-size-asian="6pt" style:font-name-complex="Verdana" style:font-size-complex="6pt"/>
    </style:style>
    <style:style style:name="P49" style:family="paragraph" style:parent-style-name="Text_20_body" style:list-style-name="L24">
      <style:paragraph-properties style:snap-to-layout-grid="false"/>
      <style:text-properties fo:color="#000000" loext:opacity="100%" style:font-name="Verdana" fo:font-size="6pt" style:font-name-asian="Verdana" style:font-size-asian="6pt" style:font-name-complex="Verdana" style:font-size-complex="6pt"/>
    </style:style>
    <style:style style:name="P50" style:family="paragraph" style:parent-style-name="Text_20_body" style:list-style-name="L25">
      <style:paragraph-properties style:snap-to-layout-grid="false"/>
      <style:text-properties fo:color="#000000" loext:opacity="100%" style:font-name="Verdana" fo:font-size="6pt" style:font-name-asian="Verdana" style:font-size-asian="6pt" style:font-name-complex="Verdana" style:font-size-complex="6pt"/>
    </style:style>
    <style:style style:name="P51" style:family="paragraph" style:parent-style-name="Text_20_body" style:list-style-name="L26">
      <style:paragraph-properties style:snap-to-layout-grid="false"/>
      <style:text-properties fo:color="#000000" loext:opacity="100%" style:font-name="Verdana" fo:font-size="6pt" style:font-name-asian="Verdana" style:font-size-asian="6pt" style:font-name-complex="Verdana" style:font-size-complex="6pt"/>
    </style:style>
    <style:style style:name="P52" style:family="paragraph" style:parent-style-name="Text_20_body" style:list-style-name="L27">
      <style:paragraph-properties style:snap-to-layout-grid="false"/>
      <style:text-properties fo:color="#000000" loext:opacity="100%" style:font-name="Verdana" fo:font-size="6pt" style:font-name-asian="Verdana" style:font-size-asian="6pt" style:font-name-complex="Verdana" style:font-size-complex="6pt"/>
    </style:style>
    <style:style style:name="P53" style:family="paragraph" style:parent-style-name="Text_20_body" style:list-style-name="L28">
      <style:paragraph-properties style:snap-to-layout-grid="false"/>
      <style:text-properties fo:color="#000000" loext:opacity="100%" style:font-name="Verdana" fo:font-size="6pt" style:font-name-asian="Verdana" style:font-size-asian="6pt" style:font-name-complex="Verdana" style:font-size-complex="6pt"/>
    </style:style>
    <style:style style:name="P54" style:family="paragraph" style:parent-style-name="Text_20_body" style:list-style-name="L29">
      <style:paragraph-properties style:snap-to-layout-grid="false"/>
      <style:text-properties fo:color="#000000" loext:opacity="100%" style:font-name="Verdana" fo:font-size="6pt" style:font-name-asian="Verdana" style:font-size-asian="6pt" style:font-name-complex="Verdana" style:font-size-complex="6pt"/>
    </style:style>
    <style:style style:name="P55" style:family="paragraph" style:parent-style-name="Text_20_body" style:list-style-name="L30">
      <style:paragraph-properties style:snap-to-layout-grid="false"/>
      <style:text-properties fo:color="#000000" loext:opacity="100%" style:font-name="Verdana" fo:font-size="6pt" style:font-name-asian="Verdana" style:font-size-asian="6pt" style:font-name-complex="Verdana" style:font-size-complex="6pt"/>
    </style:style>
    <style:style style:name="P56" style:family="paragraph" style:parent-style-name="Text_20_body" style:list-style-name="L31">
      <style:paragraph-properties style:snap-to-layout-grid="false"/>
      <style:text-properties fo:color="#000000" loext:opacity="100%" style:font-name="Verdana" fo:font-size="6pt" style:font-name-asian="Verdana" style:font-size-asian="6pt" style:font-name-complex="Verdana" style:font-size-complex="6pt"/>
    </style:style>
    <style:style style:name="P57" style:family="paragraph" style:parent-style-name="Text_20_body" style:list-style-name="L32">
      <style:paragraph-properties style:snap-to-layout-grid="false"/>
      <style:text-properties fo:color="#000000" loext:opacity="100%" style:font-name="Verdana" fo:font-size="6pt" style:font-name-asian="Verdana" style:font-size-asian="6pt" style:font-name-complex="Verdana" style:font-size-complex="6pt"/>
    </style:style>
    <style:style style:name="P58" style:family="paragraph" style:parent-style-name="Text_20_body" style:list-style-name="L33">
      <style:paragraph-properties style:snap-to-layout-grid="false"/>
      <style:text-properties fo:color="#000000" loext:opacity="100%" style:font-name="Verdana" fo:font-size="6pt" style:font-name-asian="Verdana" style:font-size-asian="6pt" style:font-name-complex="Verdana" style:font-size-complex="6pt"/>
    </style:style>
    <style:style style:name="P59" style:family="paragraph" style:parent-style-name="Text_20_body" style:list-style-name="L34">
      <style:paragraph-properties style:snap-to-layout-grid="false"/>
      <style:text-properties fo:color="#000000" loext:opacity="100%" style:font-name="Verdana" fo:font-size="6pt" style:font-name-asian="Verdana" style:font-size-asian="6pt" style:font-name-complex="Verdana" style:font-size-complex="6pt"/>
    </style:style>
    <style:style style:name="P60" style:family="paragraph" style:parent-style-name="Text_20_body" style:list-style-name="L35">
      <style:paragraph-properties style:snap-to-layout-grid="false"/>
      <style:text-properties fo:color="#000000" loext:opacity="100%" style:font-name="Verdana" fo:font-size="6pt" style:font-name-asian="Verdana" style:font-size-asian="6pt" style:font-name-complex="Verdana" style:font-size-complex="6pt"/>
    </style:style>
    <style:style style:name="P61" style:family="paragraph" style:parent-style-name="Text_20_body" style:list-style-name="L36">
      <style:paragraph-properties style:snap-to-layout-grid="false"/>
      <style:text-properties fo:color="#000000" loext:opacity="100%" style:font-name="Verdana" fo:font-size="6pt" style:font-name-asian="Verdana" style:font-size-asian="6pt" style:font-name-complex="Verdana" style:font-size-complex="6pt"/>
    </style:style>
    <style:style style:name="P62" style:family="paragraph" style:parent-style-name="Text_20_body" style:list-style-name="L37">
      <style:paragraph-properties style:snap-to-layout-grid="false"/>
      <style:text-properties fo:color="#000000" loext:opacity="100%" style:font-name="Verdana" fo:font-size="6pt" style:font-name-asian="Verdana" style:font-size-asian="6pt" style:font-name-complex="Verdana" style:font-size-complex="6pt"/>
    </style:style>
    <style:style style:name="P63" style:family="paragraph" style:parent-style-name="Text_20_body" style:list-style-name="L38">
      <style:paragraph-properties style:snap-to-layout-grid="false"/>
      <style:text-properties fo:color="#000000" loext:opacity="100%" style:font-name="Verdana" fo:font-size="6pt" style:font-name-asian="Verdana" style:font-size-asian="6pt" style:font-name-complex="Verdana" style:font-size-complex="6pt"/>
    </style:style>
    <style:style style:name="P64" style:family="paragraph" style:parent-style-name="Text_20_body" style:list-style-name="L39">
      <style:paragraph-properties style:snap-to-layout-grid="false"/>
      <style:text-properties fo:color="#000000" loext:opacity="100%" style:font-name="Verdana" fo:font-size="6pt" style:font-name-asian="Verdana" style:font-size-asian="6pt" style:font-name-complex="Verdana" style:font-size-complex="6pt"/>
    </style:style>
    <style:style style:name="P65" style:family="paragraph" style:parent-style-name="Text_20_body" style:list-style-name="L40">
      <style:paragraph-properties style:snap-to-layout-grid="false"/>
      <style:text-properties fo:color="#000000" loext:opacity="100%" style:font-name="Verdana" fo:font-size="6pt" style:font-name-asian="Verdana" style:font-size-asian="6pt" style:font-name-complex="Verdana" style:font-size-complex="6pt"/>
    </style:style>
    <style:style style:name="P66" style:family="paragraph" style:parent-style-name="Text_20_body" style:list-style-name="L41">
      <style:paragraph-properties style:snap-to-layout-grid="false"/>
      <style:text-properties fo:color="#000000" loext:opacity="100%" style:font-name="Verdana" fo:font-size="6pt" style:font-name-asian="Verdana" style:font-size-asian="6pt" style:font-name-complex="Verdana" style:font-size-complex="6pt"/>
    </style:style>
    <style:style style:name="P67" style:family="paragraph" style:parent-style-name="Text_20_body" style:list-style-name="L42">
      <style:paragraph-properties style:snap-to-layout-grid="false"/>
      <style:text-properties fo:color="#000000" loext:opacity="100%" style:font-name="Verdana" fo:font-size="6pt" style:font-name-asian="Verdana" style:font-size-asian="6pt" style:font-name-complex="Verdana" style:font-size-complex="6pt"/>
    </style:style>
    <style:style style:name="P68" style:family="paragraph" style:parent-style-name="Text_20_body" style:list-style-name="L43">
      <style:paragraph-properties style:snap-to-layout-grid="false"/>
      <style:text-properties fo:color="#000000" loext:opacity="100%" style:font-name="Verdana" fo:font-size="6pt" style:font-name-asian="Verdana" style:font-size-asian="6pt" style:font-name-complex="Verdana" style:font-size-complex="6pt"/>
    </style:style>
    <style:style style:name="P69" style:family="paragraph" style:parent-style-name="Text_20_body" style:list-style-name="L44">
      <style:paragraph-properties style:snap-to-layout-grid="false"/>
      <style:text-properties fo:color="#000000" loext:opacity="100%" style:font-name="Verdana" fo:font-size="6pt" style:font-name-asian="Verdana" style:font-size-asian="6pt" style:font-name-complex="Verdana" style:font-size-complex="6pt"/>
    </style:style>
    <style:style style:name="P70" style:family="paragraph" style:parent-style-name="Text_20_body" style:list-style-name="L45">
      <style:paragraph-properties style:snap-to-layout-grid="false"/>
      <style:text-properties fo:color="#000000" loext:opacity="100%" style:font-name="Verdana" fo:font-size="6pt" style:font-name-asian="Verdana" style:font-size-asian="6pt" style:font-name-complex="Verdana" style:font-size-complex="6pt"/>
    </style:style>
    <style:style style:name="P71" style:family="paragraph" style:parent-style-name="Text_20_body" style:list-style-name="L46">
      <style:paragraph-properties style:snap-to-layout-grid="false"/>
      <style:text-properties fo:color="#000000" loext:opacity="100%" style:font-name="Verdana" fo:font-size="6pt" style:font-name-asian="Verdana" style:font-size-asian="6pt" style:font-name-complex="Verdana" style:font-size-complex="6pt"/>
    </style:style>
    <style:style style:name="P72" style:family="paragraph" style:parent-style-name="Text_20_body" style:list-style-name="L47">
      <style:paragraph-properties style:snap-to-layout-grid="false"/>
      <style:text-properties fo:color="#000000" loext:opacity="100%" style:font-name="Verdana" fo:font-size="6pt" style:font-name-asian="Verdana" style:font-size-asian="6pt" style:font-name-complex="Verdana" style:font-size-complex="6pt"/>
    </style:style>
    <style:style style:name="P73" style:family="paragraph" style:parent-style-name="Text_20_body" style:list-style-name="L48">
      <style:paragraph-properties style:snap-to-layout-grid="false"/>
      <style:text-properties fo:color="#000000" loext:opacity="100%" style:font-name="Verdana" fo:font-size="6pt" style:font-name-asian="Verdana" style:font-size-asian="6pt" style:font-name-complex="Verdana" style:font-size-complex="6pt"/>
    </style:style>
    <style:style style:name="P74" style:family="paragraph" style:parent-style-name="Standard">
      <style:paragraph-properties fo:padding="1.094cm" fo:border="none" style:shadow="none" style:snap-to-layout-grid="false"/>
      <style:text-properties fo:color="#000000" loext:opacity="100%" style:font-name="Verdana" officeooo:rsid="00251f2a" officeooo:paragraph-rsid="00251f2a" style:font-name-asian="Verdana" style:font-name-complex="Verdana"/>
    </style:style>
    <style:style style:name="P75" style:family="paragraph" style:parent-style-name="Text_20_body" style:list-style-name="L49">
      <style:paragraph-properties style:snap-to-layout-grid="false"/>
      <style:text-properties fo:color="#000000" loext:opacity="100%" style:font-name="Verdana" fo:font-size="6pt" style:font-name-asian="Verdana" style:font-size-asian="6pt" style:font-name-complex="Verdana" style:font-size-complex="6pt"/>
    </style:style>
    <style:style style:name="P76" style:family="paragraph" style:parent-style-name="Standard">
      <style:paragraph-properties fo:padding="1.094cm" fo:border="none" style:shadow="none" style:snap-to-layout-grid="false"/>
      <style:text-properties fo:color="#000000" loext:opacity="100%" style:font-name="Verdana" fo:font-size="6pt" officeooo:rsid="00277550" officeooo:paragraph-rsid="00277550" style:font-name-asian="Verdana" style:font-size-asian="6pt" style:font-name-complex="Verdana" style:font-size-complex="6pt"/>
    </style:style>
    <style:style style:name="P77" style:family="paragraph" style:parent-style-name="Standard">
      <style:paragraph-properties fo:padding="1.094cm" fo:border="none" style:shadow="none" style:snap-to-layout-grid="false"/>
      <style:text-properties fo:color="#000000" loext:opacity="100%" style:font-name="Verdana" officeooo:rsid="001cadf0" officeooo:paragraph-rsid="00277550" style:font-name-asian="Verdana" style:font-name-complex="Verdana"/>
    </style:style>
    <style:style style:name="P78" style:family="paragraph" style:parent-style-name="Text_20_body" style:list-style-name="L50">
      <style:paragraph-properties style:snap-to-layout-grid="false"/>
      <style:text-properties fo:color="#000000" loext:opacity="100%" style:font-name="Verdana" fo:font-size="6pt" style:font-name-asian="Verdana" style:font-size-asian="6pt" style:font-name-complex="Verdana" style:font-size-complex="6pt"/>
    </style:style>
    <style:style style:name="P79" style:family="paragraph" style:parent-style-name="Text_20_body" style:list-style-name="L50">
      <style:paragraph-properties fo:margin-left="0cm" fo:margin-right="0cm" fo:orphans="1" fo:text-indent="0cm" style:auto-text-indent="false" style:snap-to-layout-grid="false"/>
      <style:text-properties fo:color="#000000" loext:opacity="100%" style:font-name="Verdana" fo:font-size="6pt" style:font-name-asian="Verdana" style:font-size-asian="6pt" style:font-name-complex="Verdana" style:font-size-complex="6pt"/>
    </style:style>
    <style:style style:name="P80" style:family="paragraph" style:parent-style-name="Standard">
      <style:paragraph-properties fo:padding="1.094cm" fo:border="none" style:shadow="none" style:snap-to-layout-grid="false"/>
      <style:text-properties fo:color="#000000" loext:opacity="100%" style:font-name="Verdana" officeooo:rsid="00277550" officeooo:paragraph-rsid="00277550" style:font-name-asian="Verdana" style:font-name-complex="Verdana"/>
    </style:style>
    <style:style style:name="P81" style:family="paragraph" style:parent-style-name="Standard">
      <style:paragraph-properties fo:padding="1.094cm" fo:border="none" style:shadow="none" style:snap-to-layout-grid="false"/>
      <style:text-properties fo:color="#000000" loext:opacity="100%" style:font-name="Verdana" officeooo:rsid="00295190" officeooo:paragraph-rsid="00295190" style:font-name-asian="Verdana" style:font-name-complex="Verdana"/>
    </style:style>
    <style:style style:name="P82" style:family="paragraph" style:parent-style-name="Preformatted_20_Text">
      <style:paragraph-properties fo:margin-top="0cm" fo:margin-bottom="0.247cm" style:contextual-spacing="false" style:snap-to-layout-grid="false"/>
      <style:text-properties fo:color="#000000" loext:opacity="100%" style:font-name="Verdana" fo:font-size="6pt" style:font-name-asian="Verdana" style:font-size-asian="6pt" style:font-name-complex="Verdana" style:font-size-complex="6pt"/>
    </style:style>
    <style:style style:name="P83" style:family="paragraph" style:parent-style-name="Text_20_body" style:list-style-name="L51">
      <style:paragraph-properties style:snap-to-layout-grid="false"/>
      <style:text-properties fo:color="#000000" loext:opacity="100%" style:font-name="Verdana" fo:font-size="6pt" style:font-name-asian="Verdana" style:font-size-asian="6pt" style:font-name-complex="Verdana" style:font-size-complex="6pt"/>
    </style:style>
    <style:style style:name="P84" style:family="paragraph" style:parent-style-name="Preformatted_20_Text" style:list-style-name="L51">
      <style:paragraph-properties fo:margin-top="0cm" fo:margin-bottom="0.247cm" style:contextual-spacing="false" style:snap-to-layout-grid="false"/>
      <style:text-properties fo:color="#000000" loext:opacity="100%" style:font-name="Verdana" fo:font-size="6pt" style:font-name-asian="Verdana" style:font-size-asian="6pt" style:font-name-complex="Verdana" style:font-size-complex="6pt"/>
    </style:style>
    <style:style style:name="P85" style:family="paragraph" style:parent-style-name="Standard">
      <style:paragraph-properties fo:padding="1.094cm" fo:border="none" style:shadow="none" style:snap-to-layout-grid="false"/>
      <style:text-properties fo:color="#000000" loext:opacity="100%" style:font-name="Verdana" officeooo:rsid="002bbf70" officeooo:paragraph-rsid="002bbf70" style:font-name-asian="Verdana" style:font-name-complex="Verdana"/>
    </style:style>
    <style:style style:name="P86" style:family="paragraph" style:parent-style-name="Heading_20_4">
      <style:paragraph-properties fo:margin-top="0cm" fo:margin-bottom="0.247cm" style:contextual-spacing="false" style:snap-to-layout-grid="false"/>
      <style:text-properties fo:color="#000000" loext:opacity="100%" style:font-name="Verdana" fo:font-size="6pt" style:font-name-asian="Verdana" style:font-size-asian="6pt" style:font-name-complex="Verdana" style:font-size-complex="6pt"/>
    </style:style>
    <style:style style:name="P87" style:family="paragraph" style:parent-style-name="Text_20_body" style:list-style-name="L52">
      <style:paragraph-properties style:snap-to-layout-grid="false"/>
      <style:text-properties fo:color="#000000" loext:opacity="100%" style:font-name="Verdana" fo:font-size="6pt" style:font-name-asian="Verdana" style:font-size-asian="6pt" style:font-name-complex="Verdana" style:font-size-complex="6pt"/>
    </style:style>
    <style:style style:name="P88" style:family="paragraph" style:parent-style-name="Text_20_body" style:list-style-name="L53">
      <style:paragraph-properties style:snap-to-layout-grid="false"/>
      <style:text-properties fo:color="#000000" loext:opacity="100%" style:font-name="Verdana" fo:font-size="6pt" style:font-name-asian="Verdana" style:font-size-asian="6pt" style:font-name-complex="Verdana" style:font-size-complex="6pt"/>
    </style:style>
    <style:style style:name="P89" style:family="paragraph" style:parent-style-name="Preformatted_20_Text" style:list-style-name="L53">
      <style:paragraph-properties fo:margin-top="0cm" fo:margin-bottom="0.247cm" style:contextual-spacing="false" style:snap-to-layout-grid="false"/>
      <style:text-properties fo:color="#000000" loext:opacity="100%" style:font-name="Verdana" fo:font-size="6pt" style:font-name-asian="Verdana" style:font-size-asian="6pt" style:font-name-complex="Verdana" style:font-size-complex="6pt"/>
    </style:style>
    <style:style style:name="P90" style:family="paragraph" style:parent-style-name="Standard">
      <style:paragraph-properties fo:padding="1.094cm" fo:border="none" style:shadow="none" style:snap-to-layout-grid="false"/>
      <style:text-properties fo:color="#000000" loext:opacity="100%" style:font-name="Verdana" officeooo:rsid="002d34f0" officeooo:paragraph-rsid="002d34f0" style:font-name-asian="Verdana" style:font-name-complex="Verdana"/>
    </style:style>
    <style:style style:name="P91" style:family="paragraph" style:parent-style-name="Text_20_body" style:list-style-name="L54">
      <style:paragraph-properties style:snap-to-layout-grid="false"/>
      <style:text-properties fo:color="#000000" loext:opacity="100%" style:font-name="Verdana" fo:font-size="6pt" style:font-name-asian="Verdana" style:font-size-asian="6pt" style:font-name-complex="Verdana" style:font-size-complex="6pt"/>
    </style:style>
    <style:style style:name="P92" style:family="paragraph" style:parent-style-name="Preformatted_20_Text" style:list-style-name="L54">
      <style:paragraph-properties fo:margin-top="0cm" fo:margin-bottom="0.247cm" style:contextual-spacing="false" style:snap-to-layout-grid="false"/>
      <style:text-properties fo:color="#000000" loext:opacity="100%" style:font-name="Verdana" fo:font-size="6pt" style:font-name-asian="Verdana" style:font-size-asian="6pt" style:font-name-complex="Verdana" style:font-size-complex="6pt"/>
    </style:style>
    <style:style style:name="P93" style:family="paragraph" style:parent-style-name="Text_20_body" style:list-style-name="L55">
      <style:paragraph-properties style:snap-to-layout-grid="false"/>
      <style:text-properties fo:color="#000000" loext:opacity="100%" style:font-name="Verdana" fo:font-size="6pt" style:font-name-asian="Verdana" style:font-size-asian="6pt" style:font-name-complex="Verdana" style:font-size-complex="6pt"/>
    </style:style>
    <style:style style:name="P94" style:family="paragraph" style:parent-style-name="Preformatted_20_Text" style:list-style-name="L55">
      <style:paragraph-properties fo:margin-top="0cm" fo:margin-bottom="0.247cm" style:contextual-spacing="false" style:snap-to-layout-grid="false"/>
      <style:text-properties fo:color="#000000" loext:opacity="100%" style:font-name="Verdana" fo:font-size="6pt" style:font-name-asian="Verdana" style:font-size-asian="6pt" style:font-name-complex="Verdana" style:font-size-complex="6pt"/>
    </style:style>
    <style:style style:name="P95" style:family="paragraph" style:parent-style-name="Text_20_body" style:list-style-name="L56">
      <style:paragraph-properties style:snap-to-layout-grid="false"/>
      <style:text-properties fo:color="#000000" loext:opacity="100%" style:font-name="Verdana" fo:font-size="6pt" style:font-name-asian="Verdana" style:font-size-asian="6pt" style:font-name-complex="Verdana" style:font-size-complex="6pt"/>
    </style:style>
    <style:style style:name="P96" style:family="paragraph" style:parent-style-name="Preformatted_20_Text" style:list-style-name="L56">
      <style:paragraph-properties fo:margin-top="0cm" fo:margin-bottom="0.247cm" style:contextual-spacing="false" style:snap-to-layout-grid="false"/>
      <style:text-properties fo:color="#000000" loext:opacity="100%" style:font-name="Verdana" fo:font-size="6pt" style:font-name-asian="Verdana" style:font-size-asian="6pt" style:font-name-complex="Verdana" style:font-size-complex="6pt"/>
    </style:style>
    <style:style style:name="P97" style:family="paragraph" style:parent-style-name="Standard">
      <style:paragraph-properties fo:padding="1.094cm" fo:border="none" style:shadow="none" style:snap-to-layout-grid="false"/>
      <style:text-properties fo:color="#000000" loext:opacity="100%" style:font-name="Verdana" officeooo:rsid="002eb9f3" officeooo:paragraph-rsid="002eb9f3" style:font-name-asian="Verdana" style:font-name-complex="Verdana"/>
    </style:style>
    <style:style style:name="P98" style:family="paragraph" style:parent-style-name="Text_20_body" style:list-style-name="L57">
      <style:paragraph-properties style:snap-to-layout-grid="false"/>
      <style:text-properties fo:color="#000000" loext:opacity="100%" style:font-name="Verdana" fo:font-size="6pt" style:font-name-asian="Verdana" style:font-size-asian="6pt" style:font-name-complex="Verdana" style:font-size-complex="6pt"/>
    </style:style>
    <style:style style:name="P99" style:family="paragraph" style:parent-style-name="Preformatted_20_Text" style:list-style-name="L57">
      <style:paragraph-properties fo:margin-top="0cm" fo:margin-bottom="0.247cm" style:contextual-spacing="false" style:snap-to-layout-grid="false"/>
      <style:text-properties fo:color="#000000" loext:opacity="100%" style:font-name="Verdana" fo:font-size="6pt" style:font-name-asian="Verdana" style:font-size-asian="6pt" style:font-name-complex="Verdana" style:font-size-complex="6pt"/>
    </style:style>
    <style:style style:name="P100" style:family="paragraph" style:parent-style-name="Standard">
      <style:paragraph-properties fo:margin-left="0.176cm" fo:margin-right="0cm"/>
      <style:text-properties style:font-name="Verdana" fo:font-weight="bold" style:font-name-asian="Verdana" style:font-weight-asian="bold" style:font-name-complex="Verdana"/>
    </style:style>
    <style:style style:name="P101" style:family="paragraph" style:parent-style-name="Standard">
      <style:text-properties style:font-name="Verdana" fo:font-weight="bold" style:font-name-asian="Verdana" style:font-weight-asian="bold" style:font-name-complex="Verdana"/>
    </style:style>
    <style:style style:name="T1" style:family="text">
      <style:text-properties fo:font-size="6pt" style:font-size-asian="6pt" style:font-size-complex="6pt"/>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pilot log</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input</text:p>
          </table:table-cell>
          <table:table-cell table:style-name="Table1.A1" office:value-type="string">
            <text:p text:style-name="P2">output</text:p>
          </table:table-cell>
          <table:table-cell table:style-name="Table1.A1" office:value-type="string">
            <text:p text:style-name="P2">reason</text:p>
          </table:table-cell>
        </table:table-row>
        <table:table-row table:style-name="Table1.2">
          <table:table-cell table:style-name="Table1.A2" office:value-type="string">
            <text:p text:style-name="P3">please correct any grammar from this statement: Rolsa technologies is a local green technology company who provide essential green energy electrical appliances providing for their local customer base who strive to reduce their carbon footprint and keep their local areas carbon emissions in the negative they offer a wide range of services such as solar panel installation and maintenance to reduce carbon emission and encourage people to be self-sufficient with their energy and not be reliant on big company for their electricity. electric vehicle(EV) charging stations to promote the use of EV’s in their area has EV’s produce less carbon emission than gas burning cars they also offer services such as smart home energy management systems to promote monitoring energy consumptions and being aware of where they are wasting energy helping to reduce costs and energy waste I lack awareness if the company’s system does offer automated energy features such as switching to green energy when possible but since this is a green company I will believe so. <text:s/>With their growing customer base Rolsa has been struggling to manage scheduling consultations and installations they also believe a carbon footprint calculator built into the system would be a great way influencing more customers to buy Rolsa products/services. This system would help lighten the burden of managing consultations and installations over phone calls leading to less time spent on booking and more on actually getting customers buying.</text:p>
            <text:p text:style-name="P3">This will also allow customers to have more control over managing their consultations/instalments.</text:p>
          </table:table-cell>
          <table:table-cell table:style-name="Table1.B2" office:value-type="string">
            <text:p text:style-name="P4"><text:span text:style-name="Strong_20_Emphasis"><text:span text:style-name="T1">Rolsa Technologies</text:span></text:span><text:span text:style-name="T1"> is a local green technology company that provides essential green energy electrical appliances to its customer base, who strive to reduce their carbon footprint and maintain negative carbon emissions in their local areas.</text:span></text:p>
            <text:p text:style-name="P5">They offer a wide range of services, including solar panel installation and maintenance, to help reduce carbon emissions and encourage energy self-sufficiency, minimizing reliance on large energy providers.</text:p>
            <text:p text:style-name="P5">Rolsa also installs electric vehicle (EV) charging stations to promote the use of EVs in the community, as EVs produce fewer carbon emissions than gas-powered cars. Additionally, they offer smart home energy management systems that enable customers to monitor their energy consumption, identify areas of waste, and reduce both costs and environmental impact.</text:p>
            <text:p text:style-name="P5">While I am unsure whether the company’s systems include automated energy features—such as switching to green energy when available—I believe they likely do, given their commitment to sustainability.</text:p>
            <text:p text:style-name="P5">With a growing customer base, Rolsa has been facing challenges in managing the scheduling of consultations and installations. They believe that integrating a carbon footprint calculator into their system would be an effective way to influence more customers to purchase Rolsa products and services.</text:p>
            <text:p text:style-name="P5">Such a system would reduce the burden of handling consultations and installations via phone calls, allowing more time to focus on customer engagement and sales. It <text:soft-page-break/>would also empower customers with greater control over managing their appointments and installations.</text:p>
            <text:p text:style-name="P6"/>
          </table:table-cell>
          <table:table-cell table:style-name="Table1.C2" office:value-type="string">
            <text:p text:style-name="P7">I struggle with adding white space and paragraphing and putting my thought across in a consisive manner so im using ai to reword and correct it to make it more readable to users. I will be correcting it though I will not be completely copying what it has said as its wording sounds robotic and can sound weird when reading.</text:p>
          </table:table-cell>
        </table:table-row>
        <table:table-row table:style-name="Table1.2">
          <table:table-cell table:style-name="Table1.A3" office:value-type="string">
            <text:p text:style-name="P8">browse the internet for information relating to laws/legislation and guidelines for a green energy booking consultations / installation system</text:p>
          </table:table-cell>
          <table:table-cell table:style-name="Table1.B3" office:value-type="string">
            <text:p text:style-name="P4"><text:span text:style-name="Strong_20_Emphasis"><text:span text:style-name="T1">In the UK, green energy consultation and installation systems must comply with renewable energy regulations, planning policies, and consumer protection laws.</text:span></text:span><text:span text:style-name="T1"> These frameworks ensure environmental standards, safety, and fair practices in delivering green energy services.</text:span></text:p>
            <text:p text:style-name="P5">Here’s a breakdown of the key legal and regulatory considerations:</text:p>
            <text:h text:style-name="P9" text:outline-level="3"><text:span text:style-name="T1">⚖️ </text:span><text:span text:style-name="Strong_20_Emphasis"><text:span text:style-name="T1">Relevant Laws and Regulations</text:span></text:span></text:h>
            <text:list text:style-name="L1">
              <text:list-item>
                <text:p text:style-name="P10"><text:span text:style-name="Strong_20_Emphasis"><text:span text:style-name="T1">Promotion of the Use of Energy from Renewable Sources Regulations 2011</text:span></text:span><text:span text:style-name="T1"> This regulation underpins the UK's renewable energy policy, defining terms like "renewable energy" and setting out obligations for energy providers and installers.</text:span></text:p>
              </text:list-item>
              <text:list-item>
                <text:p text:style-name="P11"><text:span text:style-name="Strong_20_Emphasis"><text:span text:style-name="T1">Planning Act 2008 &amp; National Policy Statement EN-3</text:span></text:span><text:span text:style-name="T1"> EN-3 outlines the planning framework for renewable energy infrastructure in England and Wales. It emphasizes the urgent need for new electricity generation capacity and supports the development of systems that help meet carbon budget targets.</text:span></text:p>
              </text:list-item>
              <text:list-item>
                <text:p text:style-name="P11"><text:span text:style-name="Strong_20_Emphasis"><text:span text:style-name="T1">Permits and Consents</text:span></text:span><text:span text:style-name="T1"> Installers must obtain necessary planning permissions and environmental consents, especially for solar panels, EV charging stations, and other infrastructure. Local councils often have additional requirements.</text:span></text:p>
              </text:list-item>
            </text:list>
            <text:h text:style-name="P9" text:outline-level="3"><text:soft-page-break/><text:span text:style-name="T1">📋 </text:span><text:span text:style-name="Strong_20_Emphasis"><text:span text:style-name="T1">Guidelines for Good Practice</text:span></text:span></text:h>
            <text:list text:style-name="L2">
              <text:list-item>
                <text:p text:style-name="P12"><text:span text:style-name="Strong_20_Emphasis"><text:span text:style-name="T1">Local Government Association’s Renewable Energy Good Practice Guidance</text:span></text:span><text:span text:style-name="T1"> This document encourages councils and businesses to invest in renewable energy and outlines best practices for installation, community engagement, and innovation. It highlights the importance of transparency, safety, and sustainability in service delivery.</text:span></text:p>
              </text:list-item>
              <text:list-item>
                <text:p text:style-name="P13"><text:span text:style-name="Strong_20_Emphasis"><text:span text:style-name="T1">Consultation and Consumer Protection</text:span></text:span><text:span text:style-name="T1"> Booking systems must comply with consumer rights laws, including:</text:span></text:p>
                <text:list>
                  <text:list-item>
                    <text:p text:style-name="P14">Clear communication of services and pricing</text:p>
                  </text:list-item>
                  <text:list-item>
                    <text:p text:style-name="P14">Data protection under GDPR</text:p>
                  </text:list-item>
                  <text:list-item>
                    <text:p text:style-name="P14">Fair cancellation and refund policies</text:p>
                  </text:list-item>
                </text:list>
              </text:list-item>
              <text:list-item>
                <text:p text:style-name="P12"><text:span text:style-name="Strong_20_Emphasis"><text:span text:style-name="T1">Smart Metering and Energy Management</text:span></text:span><text:span text:style-name="T1"> Systems that include smart energy features must align with the UK’s smart metering policy framework, which is evolving post-2025 to support net-zero goals.</text:span></text:p>
              </text:list-item>
            </text:list>
            <text:h text:style-name="P9" text:outline-level="3"><text:span text:style-name="T1">🛠️ </text:span><text:span text:style-name="Strong_20_Emphasis"><text:span text:style-name="T1">Design Considerations for Booking Systems</text:span></text:span></text:h>
            <text:list text:style-name="L3">
              <text:list-item>
                <text:p text:style-name="P15"><text:span text:style-name="Strong_20_Emphasis"><text:span text:style-name="T1">Carbon Footprint Calculators</text:span></text:span><text:span text:style-name="T1"> These tools should be scientifically grounded and transparent in methodology to avoid misleading claims.</text:span></text:p>
              </text:list-item>
              <text:list-item>
                <text:p text:style-name="P15"><text:span text:style-name="Strong_20_Emphasis"><text:span text:style-name="T1">Accessibility and User Control</text:span></text:span><text:span text:style-name="T1"> Systems should allow users to manage appointments, track installations, and access energy usage data securely.</text:span></text:p>
              </text:list-item>
              <text:list-item>
                <text:p text:style-name="P15"><text:span text:style-name="Strong_20_Emphasis"><text:span text:style-name="T1">Integration with National Grid and Local Energy Networks</text:span></text:span><text:span text:style-name="T1"> Installations must be compatible with grid standards and may require coordination with energy suppliers or local authorities.</text:span></text:p>
              </text:list-item>
            </text:list>
            <text:p text:style-name="P5">Would you like help drafting compliance checklists or designing a user-friendly booking system that aligns with these regulations?</text:p>
            <text:p text:style-name="P6"><text:soft-page-break/></text:p>
          </table:table-cell>
          <table:table-cell table:style-name="Table1.C3" office:value-type="string">
            <text:p text:style-name="P16">Researching saving time searching for specific laws by getting ai to look for me.</text:p>
          </table:table-cell>
        </table:table-row>
        <table:table-row table:style-name="Table1.2">
          <table:table-cell table:style-name="Table1.A4" office:value-type="string">
            <text:p text:style-name="P8">you told me what needs to be followed and not the relevant law which requires the reason</text:p>
          </table:table-cell>
          <table:table-cell table:style-name="Table1.B4" office:value-type="string">
            <text:p text:style-name="P4"><text:span text:style-name="Strong_20_Emphasis"><text:span text:style-name="T1">The key UK laws governing green energy consultation and installation systems are: the Planning Act 2008, the National Policy Statement EN-3, and the Promotion of the Use of Energy from Renewable Sources Regulations 2011. These laws provide the legal basis for planning, permitting, and promoting renewable energy infrastructure.</text:span></text:span></text:p>
            <text:p text:style-name="P5">Here’s a breakdown of the most relevant legislation and the reasons behind each:</text:p>
            <text:h text:style-name="P9" text:outline-level="3"><text:span text:style-name="T1">🏛️ </text:span><text:span text:style-name="Strong_20_Emphasis"><text:span text:style-name="T1">1. Planning Act 2008</text:span></text:span></text:h>
            <text:list text:style-name="L4">
              <text:list-item>
                <text:p text:style-name="P17"><text:span text:style-name="Strong_20_Emphasis"><text:span text:style-name="T1">Purpose:</text:span></text:span><text:span text:style-name="T1"> Establishes the legal framework for approving major infrastructure projects, including renewable energy installations.</text:span></text:p>
              </text:list-item>
              <text:list-item>
                <text:p text:style-name="P17"><text:span text:style-name="Strong_20_Emphasis"><text:span text:style-name="T1">Why it matters:</text:span></text:span><text:span text:style-name="T1"> Any large-scale green energy system—such as solar farms or EV charging networks—must comply with planning procedures outlined in this Act. It ensures environmental impact assessments and public consultations are conducted before approval.</text:span></text:p>
              </text:list-item>
              <text:list-item>
                <text:p text:style-name="P17"><text:span text:style-name="Strong_20_Emphasis"><text:span text:style-name="T1">Key provision:</text:span></text:span><text:span text:style-name="T1"> Section 9(8) mandates the creation of National Policy Statements (NPS) to guide infrastructure development.</text:span></text:p>
              </text:list-item>
            </text:list>
            <text:h text:style-name="P9" text:outline-level="3"><text:span text:style-name="T1">📘 </text:span><text:span text:style-name="Strong_20_Emphasis"><text:span text:style-name="T1">2. National Policy Statement for Renewable Energy Infrastructure (EN-3)</text:span></text:span></text:h>
            <text:list text:style-name="L5">
              <text:list-item>
                <text:p text:style-name="P18"><text:span text:style-name="Strong_20_Emphasis"><text:span text:style-name="T1">Purpose:</text:span></text:span><text:span text:style-name="T1"> Provides detailed guidance for planning and approving renewable energy projects under the Planning Act 2008.</text:span></text:p>
              </text:list-item>
              <text:list-item>
                <text:p text:style-name="P18"><text:span text:style-name="Strong_20_Emphasis"><text:span text:style-name="T1">Why it matters:</text:span></text:span><text:span text:style-name="T1"> EN-3 outlines the urgent need for renewable electricity generation to meet the UK’s statutory carbon budgets and net-zero </text:span><text:soft-page-break/><text:span text:style-name="T1">targets. It supports systems that enable local energy generation and reduce reliance on fossil fuels.</text:span></text:p>
              </text:list-item>
              <text:list-item>
                <text:p text:style-name="P18"><text:span text:style-name="Strong_20_Emphasis"><text:span text:style-name="T1">Key provision:</text:span></text:span><text:span text:style-name="T1"> Emphasizes the role of renewable infrastructure in meeting the sixth carbon budget and future electricity demand.</text:span></text:p>
              </text:list-item>
            </text:list>
            <text:h text:style-name="P9" text:outline-level="3"><text:span text:style-name="T1">⚖️ </text:span><text:span text:style-name="Strong_20_Emphasis"><text:span text:style-name="T1">3. Promotion of the Use of Energy from Renewable Sources Regulations 2011 (SI 2011/243)</text:span></text:span></text:h>
            <text:list text:style-name="L6">
              <text:list-item>
                <text:p text:style-name="P19"><text:span text:style-name="Strong_20_Emphasis"><text:span text:style-name="T1">Purpose:</text:span></text:span><text:span text:style-name="T1"> Implements the EU Renewable Energy Directive into UK law (still retained post-Brexit).</text:span></text:p>
              </text:list-item>
              <text:list-item>
                <text:p text:style-name="P19"><text:span text:style-name="Strong_20_Emphasis"><text:span text:style-name="T1">Why it matters:</text:span></text:span><text:span text:style-name="T1"> Defines what qualifies as “renewable energy” and sets obligations for energy providers, including transparency, certification, and consumer protection.</text:span></text:p>
              </text:list-item>
              <text:list-item>
                <text:p text:style-name="P19"><text:span text:style-name="Strong_20_Emphasis"><text:span text:style-name="T1">Key provision:</text:span></text:span><text:span text:style-name="T1"> Requires clear labeling and verification of renewable energy sources used in installations and services.</text:span></text:p>
              </text:list-item>
            </text:list>
            <text:h text:style-name="P9" text:outline-level="3"><text:span text:style-name="T1">📝 </text:span><text:span text:style-name="Strong_20_Emphasis"><text:span text:style-name="T1">Additional Considerations</text:span></text:span></text:h>
            <text:list text:style-name="L7">
              <text:list-item>
                <text:p text:style-name="P20"><text:span text:style-name="Strong_20_Emphasis"><text:span text:style-name="T1">Permitted Development Rights:</text:span></text:span><text:span text:style-name="T1"> Small-scale installations (e.g., rooftop solar panels under 50kW) may not require full planning permission, streamlining the booking and installation process.</text:span></text:p>
              </text:list-item>
              <text:list-item>
                <text:p text:style-name="P21"><text:span text:style-name="Strong_20_Emphasis"><text:span text:style-name="T1">Energy Code Reform (Ofgem):</text:span></text:span><text:span text:style-name="T1"> Ongoing reforms aim to simplify energy system governance, which may affect how booking systems integrate with national energy codes.</text:span></text:p>
              </text:list-item>
            </text:list>
            <text:p text:style-name="P5">Would you like help mapping these laws to specific features in your booking system—like carbon calculators, scheduling tools, or smart energy integration?</text:p>
            <text:p text:style-name="P6"/>
          </table:table-cell>
          <table:table-cell table:style-name="Table1.C4" office:value-type="string">
            <text:p text:style-name="P22">Researching saving time searching for specific laws by getting ai to look for me.</text:p>
          </table:table-cell>
        </table:table-row>
        <table:table-row table:style-name="Table1.2">
          <table:table-cell table:style-name="Table1.A5" office:value-type="string">
            <text:p text:style-name="P8">you didnt mention any data protection laws such as the gdpr for a booking system please add them</text:p>
          </table:table-cell>
          <table:table-cell table:style-name="Table1.B5" office:value-type="string">
            <text:p text:style-name="P4"><text:span text:style-name="T1">You're absolutely right — data protection laws are critical for any booking system, especially one handling personal and energy usage data. Here's how the </text:span><text:span text:style-name="Strong_20_Emphasis"><text:span text:style-name="T1">UK GDPR</text:span></text:span><text:span text:style-name="T1"> and related legislation apply to a green energy consultation and installation system:</text:span></text:p>
            <text:h text:style-name="P23" text:outline-level="2">🔐 Data Protection Laws for Booking Systems</text:h>
            <text:h text:style-name="P9" text:outline-level="3"><text:span text:style-name="T1">🇬🇧 </text:span><text:span text:style-name="Strong_20_Emphasis"><text:span text:style-name="T1">UK GDPR (General Data Protection Regulation)</text:span></text:span></text:h>
            <text:list text:style-name="L8">
              <text:list-item>
                <text:p text:style-name="P24"><text:span text:style-name="Strong_20_Emphasis"><text:span text:style-name="T1">Legal Basis:</text:span></text:span><text:span text:style-name="T1"> The UK GDPR is retained from the EU GDPR post-Brexit and governs how personal data is collected, stored, and processed.</text:span></text:p>
              </text:list-item>
              <text:list-item>
                <text:p text:style-name="P24"><text:span text:style-name="Strong_20_Emphasis"><text:span text:style-name="T1">Why it matters:</text:span></text:span><text:span text:style-name="T1"> Booking systems collect sensitive personal information — names, addresses, contact details, energy usage — which must be handled lawfully and securely.</text:span></text:p>
              </text:list-item>
            </text:list>
            <text:h text:style-name="P25" text:outline-level="4">Key Requirements:</text:h>
            <text:list text:style-name="L9">
              <text:list-item>
                <text:p text:style-name="P26"><text:span text:style-name="Strong_20_Emphasis"><text:span text:style-name="T1">Lawful Processing:</text:span></text:span><text:span text:style-name="T1"> Must have a valid legal basis (e.g., consent, contract) for collecting and using personal data.</text:span></text:p>
              </text:list-item>
              <text:list-item>
                <text:p text:style-name="P26"><text:span text:style-name="Strong_20_Emphasis"><text:span text:style-name="T1">Transparency:</text:span></text:span><text:span text:style-name="T1"> Users must be informed about what data is collected, why, how it’s used, and who it’s shared with — typically via a privacy notice.</text:span></text:p>
              </text:list-item>
              <text:list-item>
                <text:p text:style-name="P26"><text:span text:style-name="Strong_20_Emphasis"><text:span text:style-name="T1">Data Minimization:</text:span></text:span><text:span text:style-name="T1"> Only collect data that is necessary for the booking and installation process.</text:span></text:p>
              </text:list-item>
              <text:list-item>
                <text:p text:style-name="P26"><text:span text:style-name="Strong_20_Emphasis"><text:span text:style-name="T1">Security Measures:</text:span></text:span><text:span text:style-name="T1"> Implement technical and organizational safeguards (e.g., encryption, access controls) to protect data.</text:span></text:p>
              </text:list-item>
              <text:list-item>
                <text:p text:style-name="P26"><text:span text:style-name="Strong_20_Emphasis"><text:span text:style-name="T1">User Rights:</text:span></text:span><text:span text:style-name="T1"> Users have rights to access, correct, delete, and restrict processing of their data.</text:span></text:p>
              </text:list-item>
              <text:list-item>
                <text:p text:style-name="P26"><text:span text:style-name="Strong_20_Emphasis"><text:span text:style-name="T1">Data Breach Protocols:</text:span></text:span><text:span text:style-name="T1"> Must notify the ICO (Information Commissioner's Office) and </text:span><text:soft-page-break/><text:span text:style-name="T1">affected individuals in case of serious breaches.</text:span></text:p>
              </text:list-item>
            </text:list>
            <text:h text:style-name="P9" text:outline-level="3"><text:span text:style-name="T1">📄 </text:span><text:span text:style-name="Strong_20_Emphasis"><text:span text:style-name="T1">Data Protection Act 2018</text:span></text:span></text:h>
            <text:list text:style-name="L10">
              <text:list-item>
                <text:p text:style-name="P27"><text:span text:style-name="Strong_20_Emphasis"><text:span text:style-name="T1">Purpose:</text:span></text:span><text:span text:style-name="T1"> Supplements the UK GDPR by providing additional rules and enforcement mechanisms.</text:span></text:p>
              </text:list-item>
              <text:list-item>
                <text:p text:style-name="P27"><text:span text:style-name="Strong_20_Emphasis"><text:span text:style-name="T1">Why it matters:</text:span></text:span><text:span text:style-name="T1"> It empowers the ICO to investigate and penalize non-compliance, and sets out specific provisions for automated decision-making and profiling — relevant if your system includes carbon footprint calculators or smart energy recommendations.</text:span></text:p>
              </text:list-item>
            </text:list>
            <text:h text:style-name="P9" text:outline-level="3"><text:span text:style-name="T1">🧠 </text:span><text:span text:style-name="Strong_20_Emphasis"><text:span text:style-name="T1">Implications for Your Booking System</text:span></text:span></text:h>
            <text:list text:style-name="L11">
              <text:list-item>
                <text:p text:style-name="P28"><text:span text:style-name="Strong_20_Emphasis"><text:span text:style-name="T1">Consent Management:</text:span></text:span><text:span text:style-name="T1"> Users should actively opt-in to data collection, especially for marketing or analytics.</text:span></text:p>
              </text:list-item>
              <text:list-item>
                <text:p text:style-name="P28"><text:span text:style-name="Strong_20_Emphasis"><text:span text:style-name="T1">Privacy by Design:</text:span></text:span><text:span text:style-name="T1"> Embed data protection into the system architecture — e.g., secure APIs, anonymized analytics, role-based access.</text:span></text:p>
              </text:list-item>
              <text:list-item>
                <text:p text:style-name="P28"><text:span text:style-name="Strong_20_Emphasis"><text:span text:style-name="T1">Automated Features:</text:span></text:span><text:span text:style-name="T1"> If the system includes automated scheduling or energy recommendations, you must explain how decisions are made and allow users to challenge them.</text:span></text:p>
              </text:list-item>
            </text:list>
            <text:p text:style-name="P5">Would you like help drafting a privacy policy or designing GDPR-compliant features for your booking platform?</text:p>
            <text:p text:style-name="P6"/>
          </table:table-cell>
          <table:table-cell table:style-name="Table1.C5" office:value-type="string">
            <text:p text:style-name="P22">Researching saving time searching for specific laws by getting ai to look for me.</text:p>
          </table:table-cell>
        </table:table-row>
        <table:table-row table:style-name="Table1.2">
          <table:table-cell table:style-name="Table1.A6" office:value-type="string">
            <text:p text:style-name="P8">provide informtion on equality act relivant to this</text:p>
          </table:table-cell>
          <table:table-cell table:style-name="Table1.B6" office:value-type="string">
            <text:p text:style-name="P4"><text:span text:style-name="Strong_20_Emphasis"><text:span text:style-name="T1">The Equality Act 2010 requires that green energy booking and installation systems be accessible and non-discriminatory to all users, including those with protected characteristics such as disability, age, race, </text:span></text:span><text:soft-page-break/><text:span text:style-name="Strong_20_Emphasis"><text:span text:style-name="T1">and gender.</text:span></text:span><text:span text:style-name="T1"> This means your system must be designed to ensure equal access and fair treatment for everyone.</text:span></text:p>
            <text:h text:style-name="P23" text:outline-level="2">⚖️ Key Provisions of the Equality Act 2010 Relevant to Booking Systems</text:h>
            <text:h text:style-name="P9" text:outline-level="3"><text:span text:style-name="T1">1. </text:span><text:span text:style-name="Strong_20_Emphasis"><text:span text:style-name="T1">Protected Characteristics</text:span></text:span></text:h>
            <text:p text:style-name="P5">The Act prohibits discrimination based on:</text:p>
            <text:list text:style-name="L12">
              <text:list-item>
                <text:p text:style-name="P29">Age</text:p>
              </text:list-item>
              <text:list-item>
                <text:p text:style-name="P29">Disability</text:p>
              </text:list-item>
              <text:list-item>
                <text:p text:style-name="P29">Gender reassignment</text:p>
              </text:list-item>
              <text:list-item>
                <text:p text:style-name="P29">Marriage and civil partnership</text:p>
              </text:list-item>
              <text:list-item>
                <text:p text:style-name="P29">Pregnancy and maternity</text:p>
              </text:list-item>
              <text:list-item>
                <text:p text:style-name="P29">Race</text:p>
              </text:list-item>
              <text:list-item>
                <text:p text:style-name="P29">Religion or belief</text:p>
              </text:list-item>
              <text:list-item>
                <text:p text:style-name="P29">Sex</text:p>
              </text:list-item>
              <text:list-item>
                <text:p text:style-name="P29">Sexual orientation</text:p>
              </text:list-item>
            </text:list>
            <text:p text:style-name="P5">Your booking system must not treat users unfairly or exclude them based on any of these characteristics.</text:p>
            <text:h text:style-name="P9" text:outline-level="3"><text:span text:style-name="T1">2. </text:span><text:span text:style-name="Strong_20_Emphasis"><text:span text:style-name="T1">Accessibility Requirements</text:span></text:span></text:h>
            <text:p text:style-name="P30"><text:span text:style-name="T1">Under the Act, service providers must make </text:span><text:span text:style-name="Emphasis"><text:span text:style-name="T1">reasonable adjustments</text:span></text:span><text:span text:style-name="T1"> to ensure disabled users can access and use their services. For a booking system, this includes:</text:span></text:p>
            <text:list text:style-name="L13">
              <text:list-item>
                <text:p text:style-name="P31"><text:span text:style-name="Strong_20_Emphasis"><text:span text:style-name="T1">Screen reader compatibility</text:span></text:span></text:p>
              </text:list-item>
              <text:list-item>
                <text:p text:style-name="P31"><text:span text:style-name="Strong_20_Emphasis"><text:span text:style-name="T1">Keyboard navigation</text:span></text:span></text:p>
              </text:list-item>
              <text:list-item>
                <text:p text:style-name="P31"><text:span text:style-name="Strong_20_Emphasis"><text:span text:style-name="T1">Clear visual design and contrast</text:span></text:span></text:p>
              </text:list-item>
              <text:list-item>
                <text:p text:style-name="P31"><text:span text:style-name="Strong_20_Emphasis"><text:span text:style-name="T1">Alternative formats for communication (e.g., voice support, large text)</text:span></text:span></text:p>
              </text:list-item>
            </text:list>
            <text:p text:style-name="P5">Failure to implement these features could be considered <text:soft-page-break/>indirect discrimination.</text:p>
            <text:h text:style-name="P9" text:outline-level="3"><text:span text:style-name="T1">3. </text:span><text:span text:style-name="Strong_20_Emphasis"><text:span text:style-name="T1">Public Sector Equality Duty (Section 149)</text:span></text:span></text:h>
            <text:p text:style-name="P5">If your system is used by or developed for public sector bodies (e.g., local councils or government-funded energy schemes), you must:</text:p>
            <text:list text:style-name="L14">
              <text:list-item>
                <text:p text:style-name="P32">Eliminate discrimination</text:p>
              </text:list-item>
              <text:list-item>
                <text:p text:style-name="P32">Advance equality of opportunity</text:p>
              </text:list-item>
              <text:list-item>
                <text:p text:style-name="P32">Foster good relations between different groups</text:p>
              </text:list-item>
            </text:list>
            <text:p text:style-name="P5">This duty applies to both the design and delivery of services, including consultation and installation processes.</text:p>
            <text:h text:style-name="P9" text:outline-level="3"><text:span text:style-name="T1">4. </text:span><text:span text:style-name="Strong_20_Emphasis"><text:span text:style-name="T1">Inclusive Service Design</text:span></text:span></text:h>
            <text:p text:style-name="P5">The Act encourages inclusive practices such as:</text:p>
            <text:list text:style-name="L15">
              <text:list-item>
                <text:p text:style-name="P33">Offering flexible consultation times for carers or older adults</text:p>
              </text:list-item>
              <text:list-item>
                <text:p text:style-name="P33">Providing multilingual support for diverse communities</text:p>
              </text:list-item>
              <text:list-item>
                <text:p text:style-name="P33">Ensuring gender-neutral language and options in forms</text:p>
              </text:list-item>
            </text:list>
            <text:p text:style-name="P5">These practices help prevent indirect discrimination and promote equal access.</text:p>
            <text:h text:style-name="P34" text:outline-level="3">✅ Practical Steps for Compliance</text:h>
            <text:list text:style-name="L16">
              <text:list-item>
                <text:p text:style-name="P35"><text:span text:style-name="T1">Conduct an </text:span><text:span text:style-name="Strong_20_Emphasis"><text:span text:style-name="T1">Equality Impact Assessment</text:span></text:span><text:span text:style-name="T1"> during system development</text:span></text:p>
              </text:list-item>
              <text:list-item>
                <text:p text:style-name="P35"><text:span text:style-name="T1">Include </text:span><text:span text:style-name="Strong_20_Emphasis"><text:span text:style-name="T1">accessibility testing</text:span></text:span><text:span text:style-name="T1"> in your QA process</text:span></text:p>
              </text:list-item>
              <text:list-item>
                <text:p text:style-name="P35"><text:span text:style-name="T1">Train staff on </text:span><text:span text:style-name="Strong_20_Emphasis"><text:span text:style-name="T1">inclusive customer service</text:span></text:span></text:p>
              </text:list-item>
              <text:list-item>
                <text:p text:style-name="P35"><text:span text:style-name="T1">Provide clear channels for users to raise </text:span><text:span text:style-name="Strong_20_Emphasis"><text:span text:style-name="T1">accessibility or discrimination concerns</text:span></text:span></text:p>
              </text:list-item>
            </text:list>
            <text:p text:style-name="P5">Would you like help drafting an Equality Impact Assessment or designing accessibility features for your booking platform?</text:p>
            <text:p text:style-name="P5">Sources: </text:p>
            <text:p text:style-name="P6"><text:soft-page-break/></text:p>
          </table:table-cell>
          <table:table-cell table:style-name="Table1.C6" office:value-type="string">
            <text:p text:style-name="P36">Reason: I needed more information about equality act</text:p>
          </table:table-cell>
        </table:table-row>
        <table:table-row table:style-name="Table1.2">
          <table:table-cell table:style-name="Table1.A7" office:value-type="string">
            <text:p text:style-name="P6">create a empathy map for this scenario . Rolsa </text:p>
            <text:p text:style-name="P6">Technologies specialises in:</text:p>
            <text:p text:style-name="P6">• solar panel installation and maintenance</text:p>
            <text:p text:style-name="P6">• electric vehicle (EV) charging stations</text:p>
            <text:p text:style-name="P6">• smart home energy management systems.</text:p>
            <text:p text:style-name="P6">The clients (owners of Rolsa Technologies) would like to develop a digital solution </text:p>
            <text:p text:style-name="P6">that will:</text:p>
            <text:p text:style-name="P6">• provide customers with information about:</text:p>
            <text:p text:style-name="P6">– green energy products currently on the market</text:p>
            <text:p text:style-name="P6">– how to reduce their carbon footprint</text:p>
            <text:p text:style-name="P6">• allow customers to:</text:p>
            <text:p text:style-name="P6">– schedule consultations and installations</text:p>
            <text:p text:style-name="P6">– calculate their carbon footprint.</text:p>
            <text:p text:style-name="P6">The client has conducted market research with existing customers to identify features </text:p>
            <text:p text:style-name="P6">that could be included in the digital solution. The suggested features by the client are:</text:p>
            <text:p text:style-name="P6">• account registration to allow customers to manage their consultations and data</text:p>
            <text:p text:style-name="P6">• accessibility features to support a wide range of users</text:p>
            <text:p text:style-name="P6">• a tool for calculating and tracking energy usage.</text:p>
          </table:table-cell>
          <table:table-cell table:style-name="Table1.B7" office:value-type="string">
            <text:p text:style-name="P37">Here’s an empathy map tailored for Rolsa Technologies’ digital solution, based on their services, goals, and customer research:</text:p>
            <text:h text:style-name="P38" text:outline-level="2">🧠 Empathy Map: Rolsa Technologies’ Customers</text:h>
            <text:h text:style-name="P39" text:outline-level="3"><text:span text:style-name="T1">👀 </text:span><text:span text:style-name="Strong_20_Emphasis"><text:span text:style-name="T1">What do they SEE?</text:span></text:span></text:h>
            <text:list text:style-name="L17">
              <text:list-item>
                <text:p text:style-name="P40">A growing market of green energy solutions (solar panels, EVs, smart home tech)</text:p>
              </text:list-item>
              <text:list-item>
                <text:p text:style-name="P40">Rising energy costs and environmental concerns in the media</text:p>
              </text:list-item>
              <text:list-item>
                <text:p text:style-name="P40">Competitors offering similar services with varying levels of digital support</text:p>
              </text:list-item>
              <text:list-item>
                <text:p text:style-name="P40">Ads and content promoting sustainability and carbon footprint reduction</text:p>
              </text:list-item>
            </text:list>
            <text:h text:style-name="P39" text:outline-level="3"><text:span text:style-name="T1">🗣️ </text:span><text:span text:style-name="Strong_20_Emphasis"><text:span text:style-name="T1">What do they SAY?</text:span></text:span></text:h>
            <text:list text:style-name="L18">
              <text:list-item>
                <text:p text:style-name="P41">“I want to reduce my energy bills and be more eco-friendly.”</text:p>
              </text:list-item>
              <text:list-item>
                <text:p text:style-name="P41">“I’m not sure which green energy products are right for my home.”</text:p>
              </text:list-item>
              <text:list-item>
                <text:p text:style-name="P41">“Scheduling installations should be easier.”</text:p>
              </text:list-item>
              <text:list-item>
                <text:p text:style-name="P41">“I wish I could track my energy usage and carbon footprint in one place.”</text:p>
              </text:list-item>
              <text:list-item>
                <text:p text:style-name="P41">“Accessibility is important — I need a solution that’s easy to use for everyone in my household.”</text:p>
              </text:list-item>
            </text:list>
            <text:h text:style-name="P39" text:outline-level="3"><text:span text:style-name="T1">🧏 </text:span><text:span text:style-name="Strong_20_Emphasis"><text:span text:style-name="T1">What do they HEAR?</text:span></text:span></text:h>
            <text:list text:style-name="L19">
              <text:list-item>
                <text:p text:style-name="P42">Recommendations from friends, family, or <text:soft-page-break/>influencers about going green</text:p>
              </text:list-item>
              <text:list-item>
                <text:p text:style-name="P42">News about climate change and government incentives for renewable energy</text:p>
              </text:list-item>
              <text:list-item>
                <text:p text:style-name="P42">Feedback from other customers about the ease or difficulty of using similar services</text:p>
              </text:list-item>
              <text:list-item>
                <text:p text:style-name="P42">Industry buzz around smart homes and EV integration</text:p>
              </text:list-item>
            </text:list>
            <text:h text:style-name="P39" text:outline-level="3"><text:span text:style-name="T1">🤔 </text:span><text:span text:style-name="Strong_20_Emphasis"><text:span text:style-name="T1">What do they THINK and FEEL?</text:span></text:span></text:h>
            <text:list text:style-name="L20">
              <text:list-item>
                <text:p text:style-name="P43">Motivated to make environmentally responsible choices</text:p>
              </text:list-item>
              <text:list-item>
                <text:p text:style-name="P43">Curious but sometimes overwhelmed by technical jargon or too many product options</text:p>
              </text:list-item>
              <text:list-item>
                <text:p text:style-name="P43">Concerned about upfront costs and long-term savings</text:p>
              </text:list-item>
              <text:list-item>
                <text:p text:style-name="P43">Want to feel empowered and in control of their energy usage</text:p>
              </text:list-item>
              <text:list-item>
                <text:p text:style-name="P43">Desire a seamless, trustworthy, and informative digital experience</text:p>
              </text:list-item>
            </text:list>
            <text:h text:style-name="P38" text:outline-level="2">🎯 Customer Goals and Needs</text:h>
            <text:list text:style-name="L21">
              <text:list-item>
                <text:p text:style-name="P44">Understand and compare green energy products</text:p>
              </text:list-item>
              <text:list-item>
                <text:p text:style-name="P44">Reduce carbon footprint and energy bills</text:p>
              </text:list-item>
              <text:list-item>
                <text:p text:style-name="P44">Easily schedule and manage consultations/installations</text:p>
              </text:list-item>
              <text:list-item>
                <text:p text:style-name="P44">Track energy usage and environmental impact</text:p>
              </text:list-item>
              <text:list-item>
                <text:p text:style-name="P44">Access a user-friendly, inclusive platform</text:p>
              </text:list-item>
            </text:list>
            <text:h text:style-name="P38" text:outline-level="2">😟 Pain Points</text:h>
            <text:list text:style-name="L22">
              <text:list-item>
                <text:p text:style-name="P45">Confusion over product benefits and compatibility</text:p>
              </text:list-item>
              <text:list-item>
                <text:p text:style-name="P45">Difficulty scheduling or managing services</text:p>
              </text:list-item>
              <text:list-item>
                <text:p text:style-name="P45">Lack of visibility into energy consumption</text:p>
              </text:list-item>
              <text:list-item>
                <text:p text:style-name="P45">Accessibility barriers for some users</text:p>
              </text:list-item>
              <text:list-item>
                <text:p text:style-name="P45">Fragmented or outdated digital tools</text:p>
              </text:list-item>
            </text:list>
            <text:p text:style-name="P5">Would you like this turned into a visual diagram or <text:soft-page-break/>formatted for a presentation?</text:p>
            <text:p text:style-name="P37"/>
          </table:table-cell>
          <table:table-cell table:style-name="Table1.C7" office:value-type="string">
            <text:p text:style-name="P46">Reason: as I am not part of the target audience it would be difficult to emphasise with this scenario so I used ai</text:p>
          </table:table-cell>
        </table:table-row>
        <table:table-row table:style-name="Table1.2">
          <table:table-cell table:style-name="Table1.A7" office:value-type="string">
            <text:p text:style-name="P6">may i get it for customers who use roslas system</text:p>
          </table:table-cell>
          <table:table-cell table:style-name="Table1.B7" office:value-type="string">
            <text:p text:style-name="P37">Absolutely! Here's an empathy map specifically focused on <text:span text:style-name="Strong_20_Emphasis">customers who actively use Rolsa Technologies’ digital system</text:span> — meaning they’ve already engaged with the platform for solar, EV, or smart energy services.</text:p>
            <text:section text:style-name="Sect1" text:name="ykTshfY1HJPhYq8EJ54Dc-content-0">
              <text:h text:style-name="P38" text:outline-level="2">🧠 Empathy Map: Active Users of Rolsa Technologies’ System</text:h>
              <text:h text:style-name="P47" text:outline-level="3">👀 <text:span text:style-name="Strong_20_Emphasis">What do they SEE?</text:span></text:h>
              <text:list text:style-name="L23">
                <text:list-item>
                  <text:p text:style-name="P48">A personalized dashboard showing their energy usage and carbon footprint</text:p>
                </text:list-item>
                <text:list-item>
                  <text:p text:style-name="P48">Notifications or reminders for upcoming consultations or maintenance</text:p>
                </text:list-item>
                <text:list-item>
                  <text:p text:style-name="P48">Product recommendations based on their home setup or energy goals</text:p>
                </text:list-item>
                <text:list-item>
                  <text:p text:style-name="P48">Accessible design features that support diverse user needs</text:p>
                </text:list-item>
                <text:list-item>
                  <text:p text:style-name="P48">A clean, modern interface that reflects sustainability values</text:p>
                </text:list-item>
              </text:list>
              <text:h text:style-name="P47" text:outline-level="3">🗣️ <text:span text:style-name="Strong_20_Emphasis">What do they SAY?</text:span></text:h>
              <text:list text:style-name="L24">
                <text:list-item>
                  <text:p text:style-name="P49">“I love tracking my energy savings — it keeps me motivated.”</text:p>
                </text:list-item>
                <text:list-item>
                  <text:p text:style-name="P49">“It’s helpful to see how my choices impact the environment.”</text:p>
                </text:list-item>
                <text:list-item>
                  <text:p text:style-name="P49">“I wish the system gave more tips or product comparisons.”</text:p>
                </text:list-item>
                <text:list-item>
                  <text:p text:style-name="P49">“Scheduling was easy, but I’d like more <text:soft-page-break/>flexibility.”</text:p>
                </text:list-item>
                <text:list-item>
                  <text:p text:style-name="P49">“The carbon calculator is great, but could be more detailed.”</text:p>
                </text:list-item>
              </text:list>
              <text:h text:style-name="P47" text:outline-level="3">🧏 <text:span text:style-name="Strong_20_Emphasis">What do they HEAR?</text:span></text:h>
              <text:list text:style-name="L25">
                <text:list-item>
                  <text:p text:style-name="P50">Positive feedback from peers who also use green tech</text:p>
                </text:list-item>
                <text:list-item>
                  <text:p text:style-name="P50">Updates from Rolsa about new features or product launches</text:p>
                </text:list-item>
                <text:list-item>
                  <text:p text:style-name="P50">Encouragement from family to keep reducing their footprint</text:p>
                </text:list-item>
                <text:list-item>
                  <text:p text:style-name="P50">News about climate goals and how individuals can contribute</text:p>
                </text:list-item>
                <text:list-item>
                  <text:p text:style-name="P50">Support from customer service when issues arise</text:p>
                </text:list-item>
              </text:list>
              <text:h text:style-name="P47" text:outline-level="3">🤔 <text:span text:style-name="Strong_20_Emphasis">What do they THINK and FEEL?</text:span></text:h>
              <text:list text:style-name="L26">
                <text:list-item>
                  <text:p text:style-name="P51">Proud of their contribution to sustainability</text:p>
                </text:list-item>
                <text:list-item>
                  <text:p text:style-name="P51">Curious about how to improve their energy efficiency further</text:p>
                </text:list-item>
                <text:list-item>
                  <text:p text:style-name="P51">Sometimes frustrated by technical glitches or limited customization</text:p>
                </text:list-item>
                <text:list-item>
                  <text:p text:style-name="P51">Want to feel informed, empowered, and supported</text:p>
                </text:list-item>
                <text:list-item>
                  <text:p text:style-name="P51">Appreciate transparency and ease of use</text:p>
                </text:list-item>
              </text:list>
              <text:h text:style-name="P38" text:outline-level="2">🎯 Customer Goals and Needs</text:h>
              <text:list text:style-name="L27">
                <text:list-item>
                  <text:p text:style-name="P52">Monitor and reduce energy usage</text:p>
                </text:list-item>
                <text:list-item>
                  <text:p text:style-name="P52">Understand the impact of their choices</text:p>
                </text:list-item>
                <text:list-item>
                  <text:p text:style-name="P52">Stay informed about new green products</text:p>
                </text:list-item>
                <text:list-item>
                  <text:p text:style-name="P52">Easily manage appointments and data</text:p>
                </text:list-item>
                <text:list-item>
                  <text:p text:style-name="P52">Feel confident and supported in their eco journey</text:p>
                </text:list-item>
              </text:list>
              <text:h text:style-name="P38" text:outline-level="2">😟 Pain Points</text:h>
              <text:list text:style-name="L28">
                <text:list-item>
                  <text:p text:style-name="P53">Limited insights or recommendations</text:p>
                </text:list-item>
                <text:list-item>
                  <text:p text:style-name="P53">Occasional usability or accessibility issues</text:p>
                </text:list-item>
                <text:list-item>
                  <text:p text:style-name="P53">Lack of integration with other smart home <text:soft-page-break/>systems</text:p>
                </text:list-item>
                <text:list-item>
                  <text:p text:style-name="P53">Desire for more personalized content</text:p>
                </text:list-item>
                <text:list-item>
                  <text:p text:style-name="P53">Confusion around some technical terms or metrics</text:p>
                </text:list-item>
              </text:list>
              <text:p text:style-name="P5">Would you like this mapped visually or adapted for a UX persona or journey map?</text:p>
            </text:section>
            <text:p text:style-name="P37"/>
          </table:table-cell>
          <table:table-cell table:style-name="Table1.C7" office:value-type="string">
            <text:p text:style-name="P46"/>
          </table:table-cell>
        </table:table-row>
        <table:table-row table:style-name="Table1.2">
          <table:table-cell table:style-name="Table1.A7" office:value-type="string">
            <text:p text:style-name="P6">please do it as says does thinks feels</text:p>
          </table:table-cell>
          <table:table-cell table:style-name="Table1.B7" office:value-type="string">
            <text:p text:style-name="P37">Here’s a focused <text:span text:style-name="Strong_20_Emphasis">Empathy Map</text:span> for <text:span text:style-name="Strong_20_Emphasis">customers who use Rolsa Technologies’ digital system</text:span>, structured using the <text:span text:style-name="Strong_20_Emphasis">Says / Does / Thinks / Feels</text:span> framework:</text:p>
            <text:h text:style-name="P38" text:outline-level="2">🧠 Empathy Map: Rolsa Technologies System Users</text:h>
            <text:h text:style-name="P47" text:outline-level="3">🗣️ <text:span text:style-name="Strong_20_Emphasis">SAYS</text:span></text:h>
            <text:list text:style-name="L29">
              <text:list-item>
                <text:p text:style-name="P54">“I want to see how much energy I’m saving.”</text:p>
              </text:list-item>
              <text:list-item>
                <text:p text:style-name="P54">“Booking a consultation was straightforward.”</text:p>
              </text:list-item>
              <text:list-item>
                <text:p text:style-name="P54">“I like that I can track my carbon footprint.”</text:p>
              </text:list-item>
              <text:list-item>
                <text:p text:style-name="P54">“It would be great to get more personalized tips.”</text:p>
              </text:list-item>
              <text:list-item>
                <text:p text:style-name="P54">“The interface is clean, but I wish it loaded faster.”</text:p>
              </text:list-item>
            </text:list>
            <text:h text:style-name="P47" text:outline-level="3">🏃 <text:span text:style-name="Strong_20_Emphasis">DOES</text:span></text:h>
            <text:list text:style-name="L30">
              <text:list-item>
                <text:p text:style-name="P55">Registers an account to manage appointments and data</text:p>
              </text:list-item>
              <text:list-item>
                <text:p text:style-name="P55">Uses the carbon footprint calculator regularly</text:p>
              </text:list-item>
              <text:list-item>
                <text:p text:style-name="P55">Schedules installations or consultations through the platform</text:p>
              </text:list-item>
              <text:list-item>
                <text:p text:style-name="P55">Checks energy usage trends and product updates</text:p>
              </text:list-item>
              <text:list-item>
                <text:p text:style-name="P55">Explores green energy product recommendations</text:p>
              </text:list-item>
            </text:list>
            <text:h text:style-name="P47" text:outline-level="3">💭 <text:span text:style-name="Strong_20_Emphasis">THINKS</text:span></text:h>
            <text:list text:style-name="L31">
              <text:list-item>
                <text:p text:style-name="P56">“Am I doing enough to reduce my carbon <text:soft-page-break/>footprint?”</text:p>
              </text:list-item>
              <text:list-item>
                <text:p text:style-name="P56">“Is this the best setup for my home?”</text:p>
              </text:list-item>
              <text:list-item>
                <text:p text:style-name="P56">“I hope this system integrates with my other smart devices.”</text:p>
              </text:list-item>
              <text:list-item>
                <text:p text:style-name="P56">“I want to stay ahead with the latest green tech.”</text:p>
              </text:list-item>
              <text:list-item>
                <text:p text:style-name="P56">“I need this to be accessible for everyone in my household.”</text:p>
              </text:list-item>
            </text:list>
            <text:h text:style-name="P47" text:outline-level="3">❤️ <text:span text:style-name="Strong_20_Emphasis">FEELS</text:span></text:h>
            <text:list text:style-name="L32">
              <text:list-item>
                <text:p text:style-name="P57">Empowered by having control over their energy impact</text:p>
              </text:list-item>
              <text:list-item>
                <text:p text:style-name="P57">Curious about new ways to improve sustainability</text:p>
              </text:list-item>
              <text:list-item>
                <text:p text:style-name="P57">Occasionally frustrated by technical limitations or lack of depth</text:p>
              </text:list-item>
              <text:list-item>
                <text:p text:style-name="P57">Reassured by the transparency and data tracking</text:p>
              </text:list-item>
              <text:list-item>
                <text:p text:style-name="P57">Motivated to continue making eco-friendly choices</text:p>
              </text:list-item>
            </text:list>
            <text:p text:style-name="P5">Would you like this adapted into a visual slide or used as part of a user persona?</text:p>
            <text:p text:style-name="P37"/>
          </table:table-cell>
          <table:table-cell table:style-name="Table1.C7" office:value-type="string">
            <text:p text:style-name="P46"/>
          </table:table-cell>
        </table:table-row>
        <table:table-row table:style-name="Table1.2">
          <table:table-cell table:style-name="Table1.A7" office:value-type="string">
            <text:p text:style-name="P6">do the same for consultants</text:p>
          </table:table-cell>
          <table:table-cell table:style-name="Table1.B7" office:value-type="string">
            <text:p text:style-name="P37">Here’s an <text:span text:style-name="Strong_20_Emphasis">Empathy Map</text:span> for <text:span text:style-name="Strong_20_Emphasis">consultants working with Rolsa Technologies</text:span>, structured using the <text:span text:style-name="Strong_20_Emphasis">Says / Does / Thinks / Feels</text:span> framework. These consultants are likely involved in advising customers, conducting installations, and using the digital system to manage their workflow.</text:p>
            <text:h text:style-name="P38" text:outline-level="2"><text:soft-page-break/>🧠 Empathy Map: Rolsa Technologies Consultants</text:h>
            <text:h text:style-name="P47" text:outline-level="3">🗣️ <text:span text:style-name="Strong_20_Emphasis">SAYS</text:span></text:h>
            <text:list text:style-name="L33">
              <text:list-item>
                <text:p text:style-name="P58">“I need quick access to customer details and schedules.”</text:p>
              </text:list-item>
              <text:list-item>
                <text:p text:style-name="P58">“It helps when customers understand their energy options before the consultation.”</text:p>
              </text:list-item>
              <text:list-item>
                <text:p text:style-name="P58">“The system should be easy to update on the go.”</text:p>
              </text:list-item>
              <text:list-item>
                <text:p text:style-name="P58">“I wish the platform gave me insights into customer preferences.”</text:p>
              </text:list-item>
              <text:list-item>
                <text:p text:style-name="P58">“Clear communication tools would make my job smoother.”</text:p>
              </text:list-item>
            </text:list>
            <text:h text:style-name="P47" text:outline-level="3">🏃 <text:span text:style-name="Strong_20_Emphasis">DOES</text:span></text:h>
            <text:list text:style-name="L34">
              <text:list-item>
                <text:p text:style-name="P59">Logs into the system to view and manage appointments</text:p>
              </text:list-item>
              <text:list-item>
                <text:p text:style-name="P59">Reviews customer profiles and energy usage before consultations</text:p>
              </text:list-item>
              <text:list-item>
                <text:p text:style-name="P59">Updates installation status and notes after visits</text:p>
              </text:list-item>
              <text:list-item>
                <text:p text:style-name="P59">Uses the platform to recommend products or services</text:p>
              </text:list-item>
              <text:list-item>
                <text:p text:style-name="P59">Communicates with customers through built-in messaging or scheduling tools</text:p>
              </text:list-item>
            </text:list>
            <text:h text:style-name="P47" text:outline-level="3">💭 <text:span text:style-name="Strong_20_Emphasis">THINKS</text:span></text:h>
            <text:list text:style-name="L35">
              <text:list-item>
                <text:p text:style-name="P60">“How can I make this consultation more impactful?”</text:p>
              </text:list-item>
              <text:list-item>
                <text:p text:style-name="P60">“Is the customer ready to adopt these technologies?”</text:p>
              </text:list-item>
              <text:list-item>
                <text:p text:style-name="P60">“I need reliable tools to stay organized and efficient.”</text:p>
              </text:list-item>
              <text:list-item>
                <text:p text:style-name="P60">“The system should support me in educating customers.”</text:p>
              </text:list-item>
              <text:list-item>
                <text:p text:style-name="P60">“I want to feel confident that the data I input is secure and accurate.”</text:p>
              </text:list-item>
            </text:list>
            <text:h text:style-name="P47" text:outline-level="3">❤️ <text:span text:style-name="Strong_20_Emphasis">FEELS</text:span></text:h>
            <text:list text:style-name="L36">
              <text:list-item>
                <text:p text:style-name="P61">Responsible for delivering a great customer experience</text:p>
              </text:list-item>
              <text:list-item>
                <text:p text:style-name="P61"><text:soft-page-break/>Frustrated when digital tools are slow or unintuitive</text:p>
              </text:list-item>
              <text:list-item>
                <text:p text:style-name="P61">Valued when their feedback is considered in system updates</text:p>
              </text:list-item>
              <text:list-item>
                <text:p text:style-name="P61">Motivated by helping customers transition to green energy</text:p>
              </text:list-item>
              <text:list-item>
                <text:p text:style-name="P61">Confident when the system supports their workflow seamlessly</text:p>
              </text:list-item>
            </text:list>
            <text:p text:style-name="P37"/>
          </table:table-cell>
          <table:table-cell table:style-name="Table1.C7" office:value-type="string">
            <text:p text:style-name="P46"/>
          </table:table-cell>
        </table:table-row>
        <table:table-row table:style-name="Table1.2">
          <table:table-cell table:style-name="Table1.A7" office:value-type="string">
            <text:p text:style-name="P6">do the same for the builders who will be using the system to where they need to be doing installations</text:p>
          </table:table-cell>
          <table:table-cell table:style-name="Table1.B7" office:value-type="string">
            <text:p text:style-name="P37">Here’s an <text:span text:style-name="Strong_20_Emphasis">Empathy Map</text:span> for <text:span text:style-name="Strong_20_Emphasis">builders and installation technicians</text:span> working with Rolsa Technologies, using the <text:span text:style-name="Strong_20_Emphasis">Says / Does / Thinks / Feels</text:span> framework. These users rely on the system to know where to go, what to install, and how to manage their tasks efficiently.</text:p>
            <text:h text:style-name="P38" text:outline-level="2">🧠 Empathy Map: Rolsa Technologies Builders &amp; Installers</text:h>
            <text:h text:style-name="P47" text:outline-level="3">🗣️ <text:span text:style-name="Strong_20_Emphasis">SAYS</text:span></text:h>
            <text:list text:style-name="L37">
              <text:list-item>
                <text:p text:style-name="P62">“Where’s my next job site?”</text:p>
              </text:list-item>
              <text:list-item>
                <text:p text:style-name="P62">“I need clear instructions and access details.”</text:p>
              </text:list-item>
              <text:list-item>
                <text:p text:style-name="P62">“The system should work offline or in low-signal areas.”</text:p>
              </text:list-item>
              <text:list-item>
                <text:p text:style-name="P62">“It’d be helpful to upload photos or notes after the job.”</text:p>
              </text:list-item>
              <text:list-item>
                <text:p text:style-name="P62">“I want to spend less time figuring out logistics and more time doing the work.”</text:p>
              </text:list-item>
            </text:list>
            <text:h text:style-name="P47" text:outline-level="3">🏃 <text:span text:style-name="Strong_20_Emphasis">DOES</text:span></text:h>
            <text:list text:style-name="L38">
              <text:list-item>
                <text:p text:style-name="P63">Logs into the system daily to check assigned <text:soft-page-break/>installations</text:p>
              </text:list-item>
              <text:list-item>
                <text:p text:style-name="P63">Uses maps or integrated navigation to reach customer locations</text:p>
              </text:list-item>
              <text:list-item>
                <text:p text:style-name="P63">Reviews installation details, equipment lists, and safety notes</text:p>
              </text:list-item>
              <text:list-item>
                <text:p text:style-name="P63">Updates job status (e.g., completed, delayed, in progress)</text:p>
              </text:list-item>
              <text:list-item>
                <text:p text:style-name="P63">Uploads photos or comments post-installation for documentation</text:p>
              </text:list-item>
            </text:list>
            <text:h text:style-name="P47" text:outline-level="3">💭 <text:span text:style-name="Strong_20_Emphasis">THINKS</text:span></text:h>
            <text:list text:style-name="L39">
              <text:list-item>
                <text:p text:style-name="P64">“Is everything I need already at the site?”</text:p>
              </text:list-item>
              <text:list-item>
                <text:p text:style-name="P64">“Will the customer be ready when I arrive?”</text:p>
              </text:list-item>
              <text:list-item>
                <text:p text:style-name="P64">“I hope the instructions are clear and up to date.”</text:p>
              </text:list-item>
              <text:list-item>
                <text:p text:style-name="P64">“I need to finish this job on time to stay on schedule.”</text:p>
              </text:list-item>
              <text:list-item>
                <text:p text:style-name="P64">“If something goes wrong, I want fast support from HQ.”</text:p>
              </text:list-item>
            </text:list>
            <text:h text:style-name="P47" text:outline-level="3">❤️ <text:span text:style-name="Strong_20_Emphasis">FEELS</text:span></text:h>
            <text:list text:style-name="L40">
              <text:list-item>
                <text:p text:style-name="P65">Confident when the system is reliable and intuitive</text:p>
              </text:list-item>
              <text:list-item>
                <text:p text:style-name="P65">Frustrated by unclear directions or missing job details</text:p>
              </text:list-item>
              <text:list-item>
                <text:p text:style-name="P65">Pressured by tight schedules and multiple appointments</text:p>
              </text:list-item>
              <text:list-item>
                <text:p text:style-name="P65">Proud of contributing to sustainable energy solutions</text:p>
              </text:list-item>
              <text:list-item>
                <text:p text:style-name="P65">Relieved when communication with the team is smooth</text:p>
              </text:list-item>
            </text:list>
            <text:p text:style-name="P5">This empathy map helps highlight the practical, on-the-ground needs of builders who depend on the system for efficiency and clarity. Would you like this turned into a persona or included in a service design map?</text:p>
            <text:p text:style-name="P37"><text:soft-page-break/></text:p>
          </table:table-cell>
          <table:table-cell table:style-name="Table1.C7" office:value-type="string">
            <text:p text:style-name="P46"/>
          </table:table-cell>
        </table:table-row>
        <table:table-row table:style-name="Table1.2">
          <table:table-cell table:style-name="Table1.A7" office:value-type="string">
            <text:p text:style-name="P6">and now do it for admins who want to manage everything that happens on the system</text:p>
          </table:table-cell>
          <table:table-cell table:style-name="Table1.B7" office:value-type="string">
            <text:p text:style-name="P37">Here’s an <text:span text:style-name="Strong_20_Emphasis">Empathy Map</text:span> for <text:span text:style-name="Strong_20_Emphasis">administrators</text:span> of Rolsa Technologies’ digital system — those responsible for overseeing operations, managing users, and ensuring the platform runs smoothly. This is structured using the <text:span text:style-name="Strong_20_Emphasis">Says / Does / Thinks / Feels</text:span> framework:</text:p>
            <text:h text:style-name="P38" text:outline-level="2">🧠 Empathy Map: Rolsa Technologies System Administrators</text:h>
            <text:h text:style-name="P47" text:outline-level="3">🗣️ <text:span text:style-name="Strong_20_Emphasis">SAYS</text:span></text:h>
            <text:list text:style-name="L41">
              <text:list-item>
                <text:p text:style-name="P66">“I need full visibility into all user activity and system performance.”</text:p>
              </text:list-item>
              <text:list-item>
                <text:p text:style-name="P66">“The platform must be secure, scalable, and easy to maintain.”</text:p>
              </text:list-item>
              <text:list-item>
                <text:p text:style-name="P66">“I want to quickly resolve issues and support users.”</text:p>
              </text:list-item>
              <text:list-item>
                <text:p text:style-name="P66">“We need analytics to track usage and identify trends.”</text:p>
              </text:list-item>
              <text:list-item>
                <text:p text:style-name="P66">“The system should allow me to manage roles and permissions easily.”</text:p>
              </text:list-item>
            </text:list>
            <text:h text:style-name="P47" text:outline-level="3">🏃 <text:span text:style-name="Strong_20_Emphasis">DOES</text:span></text:h>
            <text:list text:style-name="L42">
              <text:list-item>
                <text:p text:style-name="P67">Monitors system health, uptime, and performance metrics</text:p>
              </text:list-item>
              <text:list-item>
                <text:p text:style-name="P67">Manages user accounts, roles, and access levels</text:p>
              </text:list-item>
              <text:list-item>
                <text:p text:style-name="P67">Reviews consultation schedules and installation workflows</text:p>
              </text:list-item>
              <text:list-item>
                <text:p text:style-name="P67">Tracks energy usage data and customer engagement</text:p>
              </text:list-item>
              <text:list-item>
                <text:p text:style-name="P67"><text:soft-page-break/>Responds to support requests and resolves technical issues</text:p>
              </text:list-item>
              <text:list-item>
                <text:p text:style-name="P67">Updates content and product listings on the platform</text:p>
              </text:list-item>
            </text:list>
            <text:h text:style-name="P47" text:outline-level="3">💭 <text:span text:style-name="Strong_20_Emphasis">THINKS</text:span></text:h>
            <text:list text:style-name="L43">
              <text:list-item>
                <text:p text:style-name="P68">“Is the system secure and compliant with data regulations?”</text:p>
              </text:list-item>
              <text:list-item>
                <text:p text:style-name="P68">“Are users getting the most value from our platform?”</text:p>
              </text:list-item>
              <text:list-item>
                <text:p text:style-name="P68">“How can I improve operational efficiency?”</text:p>
              </text:list-item>
              <text:list-item>
                <text:p text:style-name="P68">“What features are underused or causing friction?”</text:p>
              </text:list-item>
              <text:list-item>
                <text:p text:style-name="P68">“We need to stay ahead of customer expectations and tech trends.”</text:p>
              </text:list-item>
            </text:list>
            <text:h text:style-name="P47" text:outline-level="3">❤️ <text:span text:style-name="Strong_20_Emphasis">FEELS</text:span></text:h>
            <text:list text:style-name="L44">
              <text:list-item>
                <text:p text:style-name="P69">Responsible for keeping everything running smoothly</text:p>
              </text:list-item>
              <text:list-item>
                <text:p text:style-name="P69">Pressured to meet performance, security, and user satisfaction goals</text:p>
              </text:list-item>
              <text:list-item>
                <text:p text:style-name="P69">Empowered when tools are intuitive and responsive</text:p>
              </text:list-item>
              <text:list-item>
                <text:p text:style-name="P69">Frustrated by bugs, bottlenecks, or lack of control</text:p>
              </text:list-item>
              <text:list-item>
                <text:p text:style-name="P69">Proud when the system supports sustainability and customer success</text:p>
              </text:list-item>
            </text:list>
            <text:p text:style-name="P5">This empathy map highlights the strategic and operational mindset of admins who need control, insight, and reliability. Would you like this turned into a dashboard requirements list or used in a stakeholder persona?</text:p>
            <text:p text:style-name="P37"/>
          </table:table-cell>
          <table:table-cell table:style-name="Table1.C7" office:value-type="string">
            <text:p text:style-name="P46"/>
          </table:table-cell>
        </table:table-row>
        <table:table-row table:style-name="Table1.2">
          <table:table-cell table:style-name="Table1.A7" office:value-type="string">
            <text:p text:style-name="P6">now develop user stories for each of these groups </text:p>
          </table:table-cell>
          <table:table-cell table:style-name="Table1.B7" office:value-type="string">
            <text:p text:style-name="P37">Here are detailed <text:span text:style-name="Strong_20_Emphasis">user stories</text:span> for each of the key user groups interacting with Rolsa Technologies’ digital system. These stories follow the format:</text:p>
            <text:p text:style-name="P5"><text:span text:style-name="Strong_20_Emphasis">As a [user role], I want to [goal], so that [benefit].</text:span></text:p>
            <text:h text:style-name="P38" text:outline-level="2">👤 Customers (System Users)</text:h>
            <text:list text:style-name="L45">
              <text:list-item>
                <text:p text:style-name="P70"><text:span text:style-name="Strong_20_Emphasis">As a customer</text:span>, I want to register an account, so that I can manage my consultations and track my energy data.</text:p>
              </text:list-item>
              <text:list-item>
                <text:p text:style-name="P70"><text:span text:style-name="Strong_20_Emphasis">As a customer</text:span>, I want to calculate my carbon footprint, so that I can understand and reduce my environmental impact.</text:p>
              </text:list-item>
              <text:list-item>
                <text:p text:style-name="P70"><text:span text:style-name="Strong_20_Emphasis">As a customer</text:span>, I want to schedule consultations and installations, so that I can plan my transition to green energy.</text:p>
              </text:list-item>
              <text:list-item>
                <text:p text:style-name="P70"><text:span text:style-name="Strong_20_Emphasis">As a customer</text:span>, I want to access information about green energy products, so that I can make informed purchasing decisions.</text:p>
              </text:list-item>
              <text:list-item>
                <text:p text:style-name="P70"><text:span text:style-name="Strong_20_Emphasis">As a customer</text:span>, I want accessibility features, so that I can use the system comfortably regardless of my abilities.</text:p>
              </text:list-item>
              <text:list-item>
                <text:p text:style-name="P70"><text:span text:style-name="Strong_20_Emphasis">As a customer</text:span>, I want to track my energy usage over time, so that I can monitor progress and adjust my habits.</text:p>
              </text:list-item>
            </text:list>
            <text:h text:style-name="P38" text:outline-level="2">👨‍💼 Consultants</text:h>
            <text:list text:style-name="L46">
              <text:list-item>
                <text:p text:style-name="P71"><text:span text:style-name="Strong_20_Emphasis">As a consultant</text:span>, I want to view customer profiles and energy data, so that I can tailor my advice during consultations.</text:p>
              </text:list-item>
              <text:list-item>
                <text:p text:style-name="P71"><text:span text:style-name="Strong_20_Emphasis">As a consultant</text:span>, I want to manage my appointment schedule, so that I can stay organized and efficient.</text:p>
              </text:list-item>
              <text:list-item>
                <text:p text:style-name="P71"><text:span text:style-name="Strong_20_Emphasis">As a consultant</text:span>, I want to communicate with customers through the system, so that I can confirm details and provide updates.</text:p>
              </text:list-item>
              <text:list-item>
                <text:p text:style-name="P71"><text:span text:style-name="Strong_20_Emphasis">As a consultant</text:span>, I want to access product information and recommendations, so that I <text:soft-page-break/>can guide customers effectively.</text:p>
              </text:list-item>
              <text:list-item>
                <text:p text:style-name="P71"><text:span text:style-name="Strong_20_Emphasis">As a consultant</text:span>, I want to log consultation outcomes, so that the system reflects accurate customer progress.</text:p>
              </text:list-item>
            </text:list>
            <text:h text:style-name="P38" text:outline-level="2">👷 Builders / Installers</text:h>
            <text:list text:style-name="L47">
              <text:list-item>
                <text:p text:style-name="P72"><text:span text:style-name="Strong_20_Emphasis">As a builder</text:span>, I want to see my daily installation schedule, so that I know where to go and what to install.</text:p>
              </text:list-item>
              <text:list-item>
                <text:p text:style-name="P72"><text:span text:style-name="Strong_20_Emphasis">As a builder</text:span>, I want access to site details and instructions, so that I can complete installations correctly and safely.</text:p>
              </text:list-item>
              <text:list-item>
                <text:p text:style-name="P72"><text:span text:style-name="Strong_20_Emphasis">As a builder</text:span>, I want to update job status in the system, so that admins and customers are informed in real time.</text:p>
              </text:list-item>
              <text:list-item>
                <text:p text:style-name="P72"><text:span text:style-name="Strong_20_Emphasis">As a builder</text:span>, I want to upload photos and notes after installations, so that documentation is complete and traceable.</text:p>
              </text:list-item>
              <text:list-item>
                <text:p text:style-name="P72"><text:span text:style-name="Strong_20_Emphasis">As a builder</text:span>, I want offline access to key job info, so that I can work even in low-signal areas.</text:p>
              </text:list-item>
            </text:list>
            <text:h text:style-name="P38" text:outline-level="2">🧑‍💻 Administrators</text:h>
            <text:list text:style-name="L48">
              <text:list-item>
                <text:p text:style-name="P73"><text:span text:style-name="Strong_20_Emphasis">As an admin</text:span>, I want to manage user accounts and permissions, so that each role has appropriate access.</text:p>
              </text:list-item>
              <text:list-item>
                <text:p text:style-name="P73"><text:span text:style-name="Strong_20_Emphasis">As an admin</text:span>, I want to monitor system performance and usage, so that I can ensure reliability and scalability.</text:p>
              </text:list-item>
              <text:list-item>
                <text:p text:style-name="P73"><text:span text:style-name="Strong_20_Emphasis">As an admin</text:span>, I want to track consultations and installations, so that I can oversee operations and resource allocation.</text:p>
              </text:list-item>
              <text:list-item>
                <text:p text:style-name="P73"><text:span text:style-name="Strong_20_Emphasis">As an admin</text:span>, I want to respond to support requests, so that users receive timely help.</text:p>
              </text:list-item>
              <text:list-item>
                <text:p text:style-name="P73"><text:span text:style-name="Strong_20_Emphasis">As an admin</text:span>, I want to update product listings and content, so that customers always see current and relevant information.</text:p>
              </text:list-item>
              <text:list-item>
                <text:p text:style-name="P73"><text:span text:style-name="Strong_20_Emphasis">As an admin</text:span>, I want to generate reports on energy usage and customer engagement, so that I can inform strategic decisions.</text:p>
              </text:list-item>
            </text:list>
            <text:p text:style-name="P5">Would you like these grouped into a backlog or prioritized for development planning?</text:p>
            <text:p text:style-name="P37"><text:soft-page-break/></text:p>
          </table:table-cell>
          <table:table-cell table:style-name="Table1.C7" office:value-type="string">
            <text:p text:style-name="P74">Reason: same reason as empathy maps I’m using ai for a more accurate perspective as I am not the target scope</text:p>
          </table:table-cell>
        </table:table-row>
        <table:table-row table:style-name="Table1.2">
          <table:table-cell table:style-name="Table1.A7" office:value-type="string">
            <text:p text:style-name="P6">correct the grammar and add structure The main issue rolsa has is the lack of a consultation/installation management system for customers to book and manage their consultations and installations so a database for storing user credentials will be required for assigning and managing user relations to consultations and installations. A login system will be required to allow users to view their consultations and installation appointments and to also allow for booking consultations and installation appointments. Since important details will be stored such as addresses for installations we will need to follow gdpr regulations for security so a strong password will be required and hashing passwords for storage <text:s/>cleansing inputs to avoid SQL injections through input boxes since we will be using SQL for the back-end database management. A navigation system will be needed for easy access of all available options booking/register/login/logout/request data/calculate carbon footprint// energy management</text:p>
          </table:table-cell>
          <table:table-cell table:style-name="Table1.B7" office:value-type="string">
            <text:p text:style-name="P37">Here’s a revised and well-structured version of your text with improved grammar, clarity, and formatting:</text:p>
            <text:h text:style-name="P38" text:outline-level="2">🔧 System Requirements Overview for Rolsa Technologies</text:h>
            <text:h text:style-name="P47" text:outline-level="3">🚨 Key Issue</text:h>
            <text:p text:style-name="P5">The primary issue Rolsa Technologies faces is the <text:span text:style-name="Strong_20_Emphasis">absence of a consultation and installation management system</text:span>. Customers currently lack the ability to <text:span text:style-name="Strong_20_Emphasis">book, view, and manage</text:span> their consultations and installation appointments through a centralized digital platform.</text:p>
            <text:h text:style-name="P47" text:outline-level="3">🗂️ Core Functional Requirements</text:h>
            <text:list text:style-name="L49">
              <text:list-item>
                <text:p text:style-name="P75"><text:span text:style-name="Strong_20_Emphasis">User Account Management</text:span></text:p>
                <text:list>
                  <text:list-item>
                    <text:p text:style-name="P75">A secure <text:span text:style-name="Strong_20_Emphasis">database</text:span> is required to store user credentials.</text:p>
                  </text:list-item>
                  <text:list-item>
                    <text:p text:style-name="P75">The system must support <text:span text:style-name="Strong_20_Emphasis">user-role relationships</text:span> to link customers with their respective consultations and installations.</text:p>
                  </text:list-item>
                </text:list>
              </text:list-item>
              <text:list-item>
                <text:p text:style-name="P75"><text:span text:style-name="Strong_20_Emphasis">Authentication System</text:span></text:p>
                <text:list>
                  <text:list-item>
                    <text:p text:style-name="P75">A <text:span text:style-name="Strong_20_Emphasis">login and registration module</text:span> must be implemented to:</text:p>
                    <text:list>
                      <text:list-item>
                        <text:p text:style-name="P75">Allow users to create and manage accounts.</text:p>
                      </text:list-item>
                      <text:list-item>
                        <text:p text:style-name="P75">Enable users to <text:span text:style-name="Strong_20_Emphasis">view, book, and manage</text:span> their appointments.</text:p>
                      </text:list-item>
                    </text:list>
                  </text:list-item>
                </text:list>
              </text:list-item>
              <text:list-item>
                <text:p text:style-name="P75"><text:soft-page-break/><text:span text:style-name="Strong_20_Emphasis">Data Privacy and Security</text:span></text:p>
                <text:list>
                  <text:list-item>
                    <text:p text:style-name="P75">As sensitive information (e.g., customer addresses) will be stored, the system must comply with <text:span text:style-name="Strong_20_Emphasis">GDPR regulations</text:span>.</text:p>
                  </text:list-item>
                  <text:list-item>
                    <text:p text:style-name="P75">Security measures should include:</text:p>
                    <text:list>
                      <text:list-item>
                        <text:p text:style-name="P75"><text:span text:style-name="Strong_20_Emphasis">Strong password policies</text:span></text:p>
                      </text:list-item>
                      <text:list-item>
                        <text:p text:style-name="P75"><text:span text:style-name="Strong_20_Emphasis">Password hashing</text:span> before storage</text:p>
                      </text:list-item>
                      <text:list-item>
                        <text:p text:style-name="P75"><text:span text:style-name="Strong_20_Emphasis">Input sanitization</text:span> to prevent SQL injection attacks</text:p>
                      </text:list-item>
                    </text:list>
                  </text:list-item>
                  <text:list-item>
                    <text:p text:style-name="P75">SQL will be used for back-end database management, so <text:span text:style-name="Strong_20_Emphasis">robust query handling</text:span> is essential.</text:p>
                  </text:list-item>
                </text:list>
              </text:list-item>
              <text:list-item>
                <text:p text:style-name="P75"><text:span text:style-name="Strong_20_Emphasis">Navigation and User Interface</text:span></text:p>
                <text:list>
                  <text:list-item>
                    <text:p text:style-name="P75">A clear and intuitive <text:span text:style-name="Strong_20_Emphasis">navigation system</text:span> is needed to provide access to key features, including:</text:p>
                    <text:list>
                      <text:list-item>
                        <text:p text:style-name="P75">Booking consultations/installations</text:p>
                      </text:list-item>
                      <text:list-item>
                        <text:p text:style-name="P75">Registering/logging in/out</text:p>
                      </text:list-item>
                      <text:list-item>
                        <text:p text:style-name="P75">Viewing and managing appointments</text:p>
                      </text:list-item>
                      <text:list-item>
                        <text:p text:style-name="P75">Calculating carbon footprint</text:p>
                      </text:list-item>
                      <text:list-item>
                        <text:p text:style-name="P75">Accessing energy usage and management tools</text:p>
                      </text:list-item>
                      <text:list-item>
                        <text:p text:style-name="P75">Requesting personal data or support</text:p>
                      </text:list-item>
                    </text:list>
                  </text:list-item>
                </text:list>
              </text:list-item>
            </text:list>
            <text:p text:style-name="P5">Would you like this turned into a technical specification document or a system architecture outline?</text:p>
            <text:p text:style-name="P37"><text:soft-page-break/></text:p>
          </table:table-cell>
          <table:table-cell table:style-name="Table1.C7" office:value-type="string">
            <text:p text:style-name="P46"/>
          </table:table-cell>
        </table:table-row>
        <table:table-row table:style-name="Table1.2">
          <table:table-cell table:style-name="Table1.A7" office:value-type="string">
            <text:p text:style-name="P76">In just text please no formatting</text:p>
          </table:table-cell>
          <table:table-cell table:style-name="Table1.B7" office:value-type="string">
            <text:p text:style-name="P37">The main issue Rolsa Technologies faces is the lack of a consultation and installation management system that allows customers to book, view, and manage their appointments. To support this functionality, a database will be required to store user credentials and manage relationships between users, consultations, and installations. A login system must be implemented to enable users to access their accounts, view scheduled appointments, and book new consultations or installations.</text:p>
            <text:p text:style-name="P5">Because the system will store sensitive information such as customer addresses, it must comply with GDPR regulations. This includes enforcing strong password requirements, hashing passwords before storing them, and cleansing user inputs to prevent SQL injection attacks, especially since SQL will be used for back-end database management.</text:p>
            <text:p text:style-name="P5">Additionally, a navigation system is needed to ensure users can easily access all available features. These features include booking consultations and installations, registering and logging in or out, requesting personal data, calculating carbon footprint, and managing energy usage. The system should be intuitive and secure to support a wide range of users and provide a seamless experience.</text:p>
            <text:p text:style-name="P37"/>
          </table:table-cell>
          <table:table-cell table:style-name="Table1.C7" office:value-type="string">
            <text:p text:style-name="P77">I struggle with adding white space and paragraphing and putting my thought across in a consistent manner so im using ai to reword and correct it to make it more readable to users. I will be correcting it though I will not be completely copying what it has said as its wording sounds robotic and can sound weird when reading.</text:p>
          </table:table-cell>
        </table:table-row>
        <table:table-row table:style-name="Table1.2">
          <table:table-cell table:style-name="Table1.A7" office:value-type="string">
            <text:p text:style-name="P6">find other systems like what rosla system will be</text:p>
          </table:table-cell>
          <table:table-cell table:style-name="Table1.B7" office:value-type="string">
            <text:p text:style-name="P37"><text:span text:style-name="Strong_20_Emphasis">Systems similar to what Rolsa Technologies is building include energy management platforms that offer consultation booking, installation tracking, carbon footprint tools, and smart energy integration.</text:span></text:p>
            <text:p text:style-name="P5">Here are some notable examples:</text:p>
            <text:list text:style-name="L50">
              <text:list-item>
                <text:p text:style-name="P78"><text:span text:style-name="Strong_20_Emphasis">ACL’s Building Energy Management Systems (BEMS):</text:span> Offers consultation booking and full visibility into energy consumption across HVAC, lighting, and other systems. It’s designed for optimizing building performance and includes smart scheduling and control features.</text:p>
              </text:list-item>
              <text:list-item>
                <text:p text:style-name="P79"><text:span text:style-name="Strong_20_Emphasis">ClearVUE.Zero:</text:span> A comprehensive energy management platform that includes real-time monitoring, carbon accounting, compliance tracking, and forecasting. It’s used by businesses to manage energy usage and environmental impact efficiently.</text:p>
              </text:list-item>
              <text:list-item>
                <text:p text:style-name="P79"><text:span text:style-name="Strong_20_Emphasis">GridPoint:</text:span> A platform focused on energy optimization for commercial buildings. It includes tools for scheduling, monitoring, and integrating renewable energy sources like solar and EV infrastructure.</text:p>
              </text:list-item>
              <text:list-item>
                <text:p text:style-name="P79"><text:span text:style-name="Strong_20_Emphasis">EcoStruxure by Schneider Electric:</text:span> A scalable energy management system that supports smart home and commercial energy solutions. It integrates IoT devices, tracks energy usage, and supports sustainability goals.</text:p>
              </text:list-item>
              <text:list-item>
                <text:p text:style-name="P79"><text:span text:style-name="Strong_20_Emphasis">Simatic by Siemens and Metasys by Johnson Controls:</text:span> These platforms offer advanced building automation and energy analytics, suitable for large-scale installations and smart infrastructure.</text:p>
              </text:list-item>
            </text:list>
            <text:p text:style-name="P5">These systems reflect the kind of functionality Rolsa Technologies aims to deliver: customer-facing booking tools, backend installation management, energy tracking, and sustainability insights. If you'd like, I can help compare features or suggest how Rolsa could differentiate its <text:soft-page-break/>platform.</text:p>
            <text:p text:style-name="P37"/>
          </table:table-cell>
          <table:table-cell table:style-name="Table1.C7" office:value-type="string">
            <text:p text:style-name="P80">Using ai to search for alternate systems that I will look at myself </text:p>
          </table:table-cell>
        </table:table-row>
        <table:table-row table:style-name="Table1.2">
          <table:table-cell table:style-name="Table1.A7" office:value-type="string">
            <text:p text:style-name="P6"><text:a xlink:type="simple" xlink:href="https://www.bing.com/search?q=how+to+add+desktop+canvas+figma&amp;form=ANNTH1&amp;refig=691aeb19e50846b6b9c26c0d68422450&amp;pc=U531" text:style-name="Internet_20_link" text:visited-style-name="Visited_20_Internet_20_Link">how to add desktop canvas figma - Search</text:a> </text:p>
          </table:table-cell>
          <table:table-cell table:style-name="Table1.B7" office:value-type="string">
            <text:p text:style-name="P37"/>
          </table:table-cell>
          <table:table-cell table:style-name="Table1.C7" office:value-type="string">
            <text:p text:style-name="P81">Generating logo</text:p>
          </table:table-cell>
        </table:table-row>
        <table:table-row table:style-name="Table1.2">
          <table:table-cell table:style-name="Table1.A7" office:value-type="string">
            <text:p text:style-name="P6">$sql = "SELECT i.installationid,i.date_of_installation,i.installation_type,i.location_of_installation,b.username,i.userid FROM installations i JOIN builders b on i.builderid=b.builderid where i.userid=? order by i.date_of_installation ASC"; is not returning the installation date </text:p>
          </table:table-cell>
          <table:table-cell table:style-name="Table1.B7" office:value-type="string">
            <text:p text:style-name="P37">Got it — let’s debug this together.</text:p>
            <text:p text:style-name="P5">Your SQL query looks structurally fine:</text:p>
            <text:p text:style-name="P5">sql</text:p>
            <text:p text:style-name="P82"><text:span text:style-name="Source_20_Text">SELECT </text:span></text:p>
            <text:p text:style-name="P82"><text:span text:style-name="Source_20_Text"><text:s text:c="4"/>i.installationid,</text:span></text:p>
            <text:p text:style-name="P82"><text:span text:style-name="Source_20_Text"><text:s text:c="4"/>i.date_of_installation,</text:span></text:p>
            <text:p text:style-name="P82"><text:span text:style-name="Source_20_Text"><text:s text:c="4"/>i.installation_type,</text:span></text:p>
            <text:p text:style-name="P82"><text:span text:style-name="Source_20_Text"><text:s text:c="4"/>i.location_of_installation,</text:span></text:p>
            <text:p text:style-name="P82"><text:span text:style-name="Source_20_Text"><text:s text:c="4"/>b.username,</text:span></text:p>
            <text:p text:style-name="P82"><text:span text:style-name="Source_20_Text"><text:s text:c="4"/>i.userid</text:span></text:p>
            <text:p text:style-name="P82"><text:span text:style-name="Source_20_Text">FROM installations i</text:span></text:p>
            <text:p text:style-name="P82"><text:span text:style-name="Source_20_Text">JOIN builders b </text:span></text:p>
            <text:p text:style-name="P82"><text:span text:style-name="Source_20_Text"><text:s text:c="4"/>ON i.builderid = b.builderid</text:span></text:p>
            <text:p text:style-name="P82"><text:span text:style-name="Source_20_Text">WHERE i.userid = ?</text:span></text:p>
            <text:p text:style-name="P82"><text:soft-page-break/><text:span text:style-name="Source_20_Text">ORDER BY i.date_of_installation ASC;</text:span></text:p>
            <text:p text:style-name="P5">If <text:span text:style-name="Source_20_Text">date_of_installation</text:span> isn’t showing up, here are the most common causes:</text:p>
            <text:h text:style-name="P47" text:outline-level="3">🔍 Things to check</text:h>
            <text:list text:style-name="L51">
              <text:list-item>
                <text:p text:style-name="P83"><text:span text:style-name="Strong_20_Emphasis">Column name mismatch</text:span></text:p>
                <text:list>
                  <text:list-item>
                    <text:p text:style-name="P83">Verify that the column in your <text:span text:style-name="Source_20_Text">installations</text:span> table is actually called <text:span text:style-name="Source_20_Text">date_of_installation</text:span>.</text:p>
                  </text:list-item>
                  <text:list-item>
                    <text:p text:style-name="P83">Sometimes it’s <text:span text:style-name="Source_20_Text">installation_date</text:span>, <text:span text:style-name="Source_20_Text">dateInstalled</text:span>, or similar. A typo or wrong column name will silently return <text:span text:style-name="Source_20_Text">NULL</text:span>.</text:p>
                  </text:list-item>
                </text:list>
              </text:list-item>
              <text:list-item>
                <text:p text:style-name="P83"><text:span text:style-name="Strong_20_Emphasis">Data type of the column</text:span></text:p>
                <text:list>
                  <text:list-item>
                    <text:p text:style-name="P83">If <text:span text:style-name="Source_20_Text">date_of_installation</text:span> is stored as <text:span text:style-name="Source_20_Text">DATETIME</text:span> or <text:span text:style-name="Source_20_Text">TIMESTAMP</text:span>, but your application code expects a string or date object, it might not display correctly.</text:p>
                  </text:list-item>
                  <text:list-item>
                    <text:p text:style-name="P83">Try running the query directly in your SQL client (e.g., MySQL Workbench, psql, etc.) to confirm the column returns values.</text:p>
                  </text:list-item>
                </text:list>
              </text:list-item>
              <text:list-item>
                <text:p text:style-name="P83"><text:span text:style-name="Strong_20_Emphasis">Null values in the data</text:span></text:p>
                <text:list>
                  <text:list-item>
                    <text:p text:style-name="P83">If rows don’t have a date set, the query will return <text:span text:style-name="Source_20_Text">NULL</text:span>. Check with:</text:p>
                    <text:p text:style-name="P83">sql</text:p>
                    <text:p text:style-name="P84"><text:span text:style-name="Source_20_Text">SELECT COUNT(*) </text:span></text:p>
                    <text:p text:style-name="P84"><text:span text:style-name="Source_20_Text">FROM installations </text:span></text:p>
                    <text:p text:style-name="P84"><text:span text:style-name="Source_20_Text">WHERE date_of_installation IS NULL;</text:span></text:p>
                  </text:list-item>
                </text:list>
              </text:list-item>
              <text:list-item>
                <text:p text:style-name="P83"><text:span text:style-name="Strong_20_Emphasis">Alias or field access in your application code</text:span></text:p>
                <text:list>
                  <text:list-item>
                    <text:p text:style-name="P83">If you’re fetching results in PHP, Python, or another language, make sure you’re accessing the correct field name (<text:span text:style-name="Source_20_Text">date_of_installation</text:span>).</text:p>
                  </text:list-item>
                  <text:list-item>
                    <text:p text:style-name="P83">Example in PHP:</text:p>
                    <text:p text:style-name="P83"><text:soft-page-break/>php</text:p>
                    <text:p text:style-name="P84"><text:span text:style-name="Source_20_Text">echo $row['date_of_installation'];</text:span></text:p>
                    <text:p text:style-name="P83">If you accidentally use <text:span text:style-name="Source_20_Text">$row['date']</text:span>, it won’t work.</text:p>
                  </text:list-item>
                </text:list>
              </text:list-item>
              <text:list-item>
                <text:p text:style-name="P83"><text:span text:style-name="Strong_20_Emphasis">Reserved words or formatting issues</text:span></text:p>
                <text:list>
                  <text:list-item>
                    <text:p text:style-name="P83">In some SQL dialects, <text:span text:style-name="Source_20_Text">date</text:span> can be a reserved keyword. If your column name is actually <text:span text:style-name="Source_20_Text">date</text:span>, you’d need backticks:</text:p>
                    <text:p text:style-name="P83">sql</text:p>
                    <text:p text:style-name="P84"><text:span text:style-name="Source_20_Text">SELECT i.`date`, ...</text:span></text:p>
                  </text:list-item>
                </text:list>
              </text:list-item>
            </text:list>
            <text:h text:style-name="P47" text:outline-level="3">✅ Quick test</text:h>
            <text:p text:style-name="P5">Run this simplified query directly in your database:</text:p>
            <text:p text:style-name="P5">sql</text:p>
            <text:p text:style-name="P82"><text:span text:style-name="Source_20_Text">SELECT installationid, date_of_installation </text:span></text:p>
            <text:p text:style-name="P82"><text:span text:style-name="Source_20_Text">FROM installations </text:span></text:p>
            <text:p text:style-name="P82"><text:span text:style-name="Source_20_Text">WHERE userid = ?;</text:span></text:p>
            <text:p text:style-name="P5">If that doesn’t return dates, the issue is with the column itself (name mismatch or empty values). If it does return dates, the problem is in how your application is reading/displaying the result.</text:p>
            <text:p text:style-name="P5">Would you like me to help you <text:span text:style-name="Strong_20_Emphasis">test the column names in your table</text:span> with a query that lists all columns, so we can confirm if <text:span text:style-name="Source_20_Text">date_of_installation</text:span> exists?</text:p>
            <text:p text:style-name="P37"/>
          </table:table-cell>
          <table:table-cell table:style-name="Table1.C7" office:value-type="string">
            <text:p text:style-name="P85">Debugging code</text:p>
          </table:table-cell>
        </table:table-row>
        <table:table-row table:style-name="Table1.2">
          <table:table-cell table:style-name="Table1.A7" office:value-type="string">
            <text:p text:style-name="P6">the issue is that its been saved as an array how do i make it just 1 object</text:p>
          </table:table-cell>
          <table:table-cell table:style-name="Table1.B7" office:value-type="string">
            <text:p text:style-name="P37">Ah, I see what you mean — the SQL itself is fine, but when you fetch the results in your application code, you’re getting an <text:span text:style-name="Strong_20_Emphasis">array of rows</text:span> instead of a single object. That’s expected behavior: SQL queries always return a <text:span text:style-name="Emphasis">set</text:span> of rows, even if there’s only one row that matches.</text:p>
            <text:h text:style-name="P47" text:outline-level="3">✅ How to make it a single object</text:h>
            <text:p text:style-name="P5">It depends on the language/framework you’re using:</text:p>
            <text:h text:style-name="P86" text:outline-level="4"><text:span text:style-name="Strong_20_Emphasis">PHP (PDO)</text:span></text:h>
            <text:p text:style-name="P5">php</text:p>
            <text:p text:style-name="P82"><text:span text:style-name="Source_20_Text">$stmt = $pdo-&gt;prepare($sql);</text:span></text:p>
            <text:p text:style-name="P82"><text:span text:style-name="Source_20_Text">$stmt-&gt;execute([$userid]);</text:span></text:p>
            <text:p text:style-name="P82"/>
            <text:p text:style-name="P82"><text:span text:style-name="Source_20_Text">// Fetch a single row as an associative array</text:span></text:p>
            <text:p text:style-name="P82"><text:span text:style-name="Source_20_Text">$row = $stmt-&gt;fetch(PDO::FETCH_ASSOC);</text:span></text:p>
            <text:p text:style-name="P82"/>
            <text:p text:style-name="P82"><text:span text:style-name="Source_20_Text">echo $row['date_of_installation'];</text:span></text:p>
            <text:list text:style-name="L52">
              <text:list-item>
                <text:p text:style-name="P87"><text:span text:style-name="Source_20_Text">fetch()</text:span> → returns <text:span text:style-name="Strong_20_Emphasis">one row</text:span> (object/assoc array).</text:p>
              </text:list-item>
              <text:list-item>
                <text:p text:style-name="P87"><text:span text:style-name="Source_20_Text">fetchAll()</text:span> → returns an <text:span text:style-name="Strong_20_Emphasis">array of rows</text:span>.</text:p>
              </text:list-item>
            </text:list>
            <text:h text:style-name="P86" text:outline-level="4"><text:span text:style-name="Strong_20_Emphasis">Node.js (MySQL2 / mysql)</text:span></text:h>
            <text:p text:style-name="P5">js</text:p>
            <text:p text:style-name="P82"><text:span text:style-name="Source_20_Text">const [rows] = await connection.execute(sql, [userid]);</text:span></text:p>
            <text:p text:style-name="P82"/>
            <text:p text:style-name="P82"><text:span text:style-name="Source_20_Text">// If you expect only one row:</text:span></text:p>
            <text:p text:style-name="P82"><text:span text:style-name="Source_20_Text">const row = rows[0];</text:span></text:p>
            <text:p text:style-name="P82"><text:span text:style-name="Source_20_Text">console.log(row.date_of_installation);</text:span></text:p>
            <text:h text:style-name="P86" text:outline-level="4"><text:span text:style-name="Strong_20_Emphasis">Python (sqlite3 / MySQL connector)</text:span></text:h>
            <text:p text:style-name="P5"><text:soft-page-break/>python</text:p>
            <text:p text:style-name="P82"><text:span text:style-name="Source_20_Text">cursor.execute(sql, (userid,))</text:span></text:p>
            <text:p text:style-name="P82"><text:span text:style-name="Source_20_Text">row = cursor.fetchone() <text:s text:c="2"/># single row</text:span></text:p>
            <text:p text:style-name="P82"><text:span text:style-name="Source_20_Text">print(row['date_of_installation'])</text:span></text:p>
            <text:h text:style-name="P47" text:outline-level="3">🔑 Key point</text:h>
            <text:list text:style-name="L53">
              <text:list-item>
                <text:p text:style-name="P88">SQL always returns a <text:span text:style-name="Strong_20_Emphasis">result set</text:span> (array of rows).</text:p>
              </text:list-item>
              <text:list-item>
                <text:p text:style-name="P88">To get just one object, use the <text:span text:style-name="Strong_20_Emphasis">single-row fetch method</text:span> (<text:span text:style-name="Source_20_Text">fetch</text:span>, <text:span text:style-name="Source_20_Text">fetchone</text:span>, or <text:span text:style-name="Source_20_Text">rows[0]</text:span>) depending on your language.</text:p>
              </text:list-item>
              <text:list-item>
                <text:p text:style-name="P88">If you truly only want one row from SQL, you can also enforce it with:</text:p>
                <text:p text:style-name="P88">sql</text:p>
                <text:p text:style-name="P89"><text:span text:style-name="Source_20_Text">... WHERE i.userid = ? ORDER BY i.date_of_installation ASC LIMIT 1;</text:span></text:p>
              </text:list-item>
            </text:list>
            <text:p text:style-name="P5">👉 Do you want the <text:span text:style-name="Strong_20_Emphasis">first installation date only</text:span> (earliest), or do you want <text:span text:style-name="Strong_20_Emphasis">all dates but returned as individual objects</text:span> instead of an array? That will change whether we use <text:span text:style-name="Source_20_Text">LIMIT 1</text:span> in SQL or just adjust how you fetch results in code.</text:p>
            <text:p text:style-name="P37"/>
          </table:table-cell>
          <table:table-cell table:style-name="Table1.C7" office:value-type="string">
            <text:p text:style-name="P90">Debugging code</text:p>
          </table:table-cell>
        </table:table-row>
        <table:table-row table:style-name="Table1.2">
          <table:table-cell table:style-name="Table1.A7" office:value-type="string">
            <text:p text:style-name="P6">only setting Solar from solar pannel foreach ($installation_type as $type){</text:p>
            <text:p text:style-name="P6"/>
            <text:p text:style-name="P6"><text:s text:c="4"/>echo "&lt;option <text:s/>value =".$type."&gt;".$type."&lt;/option&gt;";</text:p>
            <text:p text:style-name="P6"/>
            <text:p text:style-name="P6">}</text:p>
          </table:table-cell>
          <table:table-cell table:style-name="Table1.B7" office:value-type="string">
            <text:p text:style-name="P37">Ah, I see what’s happening. Right now your loop is only outputting <text:span text:style-name="Source_20_Text">"Solar"</text:span> because <text:span text:style-name="Source_20_Text">$installation_type</text:span> is probably just a <text:span text:style-name="Strong_20_Emphasis">string</text:span> (e.g. <text:span text:style-name="Source_20_Text">"Solar"</text:span>) instead of an <text:span text:style-name="Strong_20_Emphasis">array of types</text:span>. When you <text:span text:style-name="Source_20_Text">foreach</text:span> over a string in PHP, it iterates character by character, so you’ll only ever see one value if you set it incorrectly.</text:p>
            <text:h text:style-name="P47" text:outline-level="3"><text:soft-page-break/>✅ How to fix it</text:h>
            <text:list text:style-name="L54">
              <text:list-item>
                <text:p text:style-name="P91"><text:span text:style-name="Strong_20_Emphasis">Make sure </text:span><text:span text:style-name="Source_20_Text">$installation_type</text:span><text:span text:style-name="Strong_20_Emphasis"> is an array</text:span> If you want multiple options (e.g. <text:span text:style-name="Source_20_Text">"Solar Panel"</text:span>, <text:span text:style-name="Source_20_Text">"Wind Turbine"</text:span>, <text:span text:style-name="Source_20_Text">"Hydro"</text:span>), you need to define it as an array:</text:p>
                <text:p text:style-name="P91">php</text:p>
                <text:p text:style-name="P92"><text:span text:style-name="Source_20_Text">$installation_type = ["Solar Panel", "Wind Turbine", "Hydro"];</text:span></text:p>
                <text:p text:style-name="P92"/>
                <text:p text:style-name="P92"><text:span text:style-name="Source_20_Text">foreach ($installation_type as $type) {</text:span></text:p>
                <text:p text:style-name="P92"><text:span text:style-name="Source_20_Text"><text:s text:c="4"/>echo "&lt;option value='".$type."'&gt;".$type."&lt;/option&gt;";</text:span></text:p>
                <text:p text:style-name="P92"><text:span text:style-name="Source_20_Text">}</text:span></text:p>
                <text:p text:style-name="P91">Output:</text:p>
                <text:p text:style-name="P91">html</text:p>
                <text:p text:style-name="P92"><text:span text:style-name="Source_20_Text">&lt;option value='Solar Panel'&gt;Solar Panel&lt;/option&gt;</text:span></text:p>
                <text:p text:style-name="P92"><text:span text:style-name="Source_20_Text">&lt;option value='Wind Turbine'&gt;Wind Turbine&lt;/option&gt;</text:span></text:p>
                <text:p text:style-name="P92"><text:span text:style-name="Source_20_Text">&lt;option value='Hydro'&gt;Hydro&lt;/option&gt;</text:span></text:p>
              </text:list-item>
            </text:list>
            <text:list text:style-name="L55">
              <text:list-item>
                <text:p text:style-name="P93"><text:span text:style-name="Strong_20_Emphasis">If </text:span><text:span text:style-name="Source_20_Text">$installation_type</text:span><text:span text:style-name="Strong_20_Emphasis"> comes from the database</text:span></text:p>
                <text:list>
                  <text:list-item>
                    <text:p text:style-name="P93">Check how you’re fetching it. If you’re doing something like:</text:p>
                    <text:p text:style-name="P93">php</text:p>
                    <text:p text:style-name="P94"><text:span text:style-name="Source_20_Text">$installation_type = $row['installation_type'];</text:span></text:p>
                    <text:p text:style-name="P93">then <text:span text:style-name="Source_20_Text">$installation_type</text:span> is just a string (e.g. <text:span text:style-name="Source_20_Text">"Solar Panel"</text:span>). To loop over multiple values, you need to fetch <text:span text:style-name="Strong_20_Emphasis">all rows</text:span>:</text:p>
                    <text:p text:style-name="P93">php</text:p>
                    <text:p text:style-name="P94"><text:span text:style-name="Source_20_Text">$stmt = $pdo-&gt;prepare("SELECT installation_type FROM installations");</text:span></text:p>
                    <text:p text:style-name="P94"><text:span text:style-name="Source_20_Text">$stmt-&gt;execute();</text:span></text:p>
                    <text:p text:style-name="P94"><text:span text:style-name="Source_20_Text">$installation_types = $stmt-</text:span><text:soft-page-break/><text:span text:style-name="Source_20_Text">&gt;fetchAll(PDO::FETCH_COLUMN);</text:span></text:p>
                    <text:p text:style-name="P94"/>
                    <text:p text:style-name="P94"><text:span text:style-name="Source_20_Text">foreach ($installation_types as $type) {</text:span></text:p>
                    <text:p text:style-name="P94"><text:span text:style-name="Source_20_Text"><text:s text:c="4"/>echo "&lt;option value='".$type."'&gt;".$type."&lt;/option&gt;";</text:span></text:p>
                    <text:p text:style-name="P94"><text:span text:style-name="Source_20_Text">}</text:span></text:p>
                    <text:p text:style-name="P93">Now <text:span text:style-name="Source_20_Text">$installation_types</text:span> is an array of all installation types from your table.</text:p>
                  </text:list-item>
                </text:list>
              </text:list-item>
            </text:list>
            <text:list text:style-name="L56">
              <text:list-item>
                <text:p text:style-name="P95"><text:span text:style-name="Strong_20_Emphasis">If you only want unique types</text:span> Add <text:span text:style-name="Source_20_Text">DISTINCT</text:span> in your SQL:</text:p>
                <text:p text:style-name="P95">sql</text:p>
                <text:p text:style-name="P96"><text:span text:style-name="Source_20_Text">SELECT DISTINCT installation_type FROM installations;</text:span></text:p>
                <text:p text:style-name="P95">Then fetch with <text:span text:style-name="Source_20_Text">fetchAll(PDO::FETCH_COLUMN)</text:span> and loop as above.</text:p>
              </text:list-item>
            </text:list>
            <text:p text:style-name="P5">👉 So the key fix: <text:span text:style-name="Strong_20_Emphasis">make </text:span><text:span text:style-name="Source_20_Text">$installation_type</text:span><text:span text:style-name="Strong_20_Emphasis"> an array of values</text:span> (either hardcoded or fetched from DB with <text:span text:style-name="Source_20_Text">fetchAll</text:span>), not just a single string.</text:p>
            <text:p text:style-name="P5">Do you want the dropdown to show <text:span text:style-name="Strong_20_Emphasis">all installation types from your database</text:span>, or just a fixed list you define manually?</text:p>
            <text:p text:style-name="P37"/>
          </table:table-cell>
          <table:table-cell table:style-name="Table1.C7" office:value-type="string">
            <text:p text:style-name="P97">Debugging code</text:p>
          </table:table-cell>
        </table:table-row>
        <table:table-row table:style-name="Table1.2">
          <table:table-cell table:style-name="Table1.A7" office:value-type="string">
            <text:p text:style-name="P6">_POST is removing panel from solar panel</text:p>
          </table:table-cell>
          <table:table-cell table:style-name="Table1.B7" office:value-type="string">
            <text:p text:style-name="P37">Ah, I see the issue — when you submit your form, <text:span text:style-name="Source_20_Text">$_POST</text:span> is only giving you <text:span text:style-name="Source_20_Text">"Solar"</text:span> instead of <text:span text:style-name="Source_20_Text">"Solar Panel"</text:span>. That usually happens because of how the <text:span text:style-name="Source_20_Text">&lt;option&gt;</text:span> values are <text:soft-page-break/>defined in your HTML.</text:p>
            <text:h text:style-name="P47" text:outline-level="3">🔍 Common causes</text:h>
            <text:list text:style-name="L57">
              <text:list-item>
                <text:p text:style-name="P98"><text:span text:style-name="Strong_20_Emphasis">Spaces in the value attribute</text:span> If you write:</text:p>
                <text:p text:style-name="P98">html</text:p>
                <text:p text:style-name="P99"><text:span text:style-name="Source_20_Text">&lt;option value=Solar Panel&gt;Solar Panel&lt;/option&gt;</text:span></text:p>
                <text:p text:style-name="P98">PHP will only capture <text:span text:style-name="Source_20_Text">"Solar"</text:span> because HTML treats the space as the end of the attribute value.</text:p>
              </text:list-item>
              <text:list-item>
                <text:p text:style-name="P98"><text:span text:style-name="Strong_20_Emphasis">Missing quotes around the value</text:span> Attribute values with spaces must be wrapped in quotes.</text:p>
              </text:list-item>
            </text:list>
            <text:h text:style-name="P47" text:outline-level="3">✅ Fix</text:h>
            <text:p text:style-name="P5">Always quote your <text:span text:style-name="Source_20_Text">value</text:span> attribute:</text:p>
            <text:p text:style-name="P5">php</text:p>
            <text:p text:style-name="P82"><text:span text:style-name="Source_20_Text">foreach ($installation_types as $type) {</text:span></text:p>
            <text:p text:style-name="P82"><text:span text:style-name="Source_20_Text"><text:s text:c="4"/>echo "&lt;option value='".$type."'&gt;".$type."&lt;/option&gt;";</text:span></text:p>
            <text:p text:style-name="P82"><text:span text:style-name="Source_20_Text">}</text:span></text:p>
            <text:p text:style-name="P5">Or using double quotes safely:</text:p>
            <text:p text:style-name="P5">php</text:p>
            <text:p text:style-name="P82"><text:span text:style-name="Source_20_Text">foreach ($installation_types as $type) {</text:span></text:p>
            <text:p text:style-name="P82"><text:span text:style-name="Source_20_Text"><text:s text:c="4"/>echo "&lt;option value=\"$type\"&gt;$type&lt;/option&gt;";</text:span></text:p>
            <text:p text:style-name="P82"><text:span text:style-name="Source_20_Text">}</text:span></text:p>
            <text:h text:style-name="P47" text:outline-level="3">Example</text:h>
            <text:p text:style-name="P5">html</text:p>
            <text:p text:style-name="P82"><text:span text:style-name="Source_20_Text">&lt;option value="Solar Panel"&gt;Solar Panel&lt;/option&gt;</text:span></text:p>
            <text:p text:style-name="P82"><text:span text:style-name="Source_20_Text">&lt;option value="Wind Turbine"&gt;Wind Turbine&lt;/option&gt;</text:span></text:p>
            <text:p text:style-name="P82"><text:soft-page-break/><text:span text:style-name="Source_20_Text">&lt;option value="Hydro"&gt;Hydro&lt;/option&gt;</text:span></text:p>
            <text:p text:style-name="P5">When submitted, <text:span text:style-name="Source_20_Text">$_POST['installation_type']</text:span> will correctly contain <text:span text:style-name="Source_20_Text">"Solar Panel"</text:span>.</text:p>
            <text:p text:style-name="P5">👉 So the fix is simply: <text:span text:style-name="Strong_20_Emphasis">wrap your option values in quotes</text:span>. Without quotes, HTML cuts off at the first space.</text:p>
            <text:p text:style-name="P5">Do you want me to show you a full working form snippet with <text:span text:style-name="Source_20_Text">$_POST</text:span> handling so you can test it end-to-end?</text:p>
            <text:p text:style-name="P37"/>
          </table:table-cell>
          <table:table-cell table:style-name="Table1.C7" office:value-type="string">
            <text:p text:style-name="P97">Debugging code</text:p>
          </table:table-cell>
        </table:table-row>
        <table:table-row table:style-name="Table1.2">
          <table:table-cell table:style-name="Table1.A22" office:value-type="string">
            <text:p text:style-name="P6"/>
          </table:table-cell>
          <table:table-cell table:style-name="Table1.B22" office:value-type="string">
            <text:p text:style-name="P37"/>
          </table:table-cell>
          <table:table-cell table:style-name="Table1.C22" office:value-type="string">
            <text:p text:style-name="P46"/>
          </table:table-cell>
        </table:table-row>
      </table:table>
      <text:p text:style-name="P100"/>
      <text:p text:style-name="P10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style:writing-mode="lr-tb"/>
      <style:text-properties style:use-window-font-color="true" loext:opacity="0%" style:font-name="Arial1" fo:font-family="Arial" style:font-family-generic="swiss" style:font-pitch="variable" fo:font-size="11pt" fo:language="en" fo:country="GB" style:font-name-asian="Arial1" style:font-family-asian="Arial" style:font-family-generic-asian="swiss" style:font-pitch-asian="variable" style:font-size-asian="11pt" style:font-name-complex="Arial1" style:font-family-complex="Arial" style:font-family-generic-complex="swiss" style:font-pitch-complex="variable" style:font-size-complex="11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2.54cm" fo:margin-bottom="2.54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
    <dc:subject/>
    <meta:keyword/>
    <dc:description/>
    <meta:initial-creator>Bunn, Amber</meta:initial-creator>
    <meta:creation-date>2023-01-04T10:20:00</meta:creation-date>
    <dc:date>2025-11-20T14:59:00.120318900</dc:date>
    <meta:editing-cycles>9</meta:editing-cycles>
    <meta:editing-duration>PT3H10M32S</meta:editing-duration>
    <meta:generator>LibreOffice/25.8.2.2$Windows_X86_64 LibreOffice_project/d401f2107ccab8f924a8e2df40f573aab7605b6f</meta:generator>
    <meta:document-statistic meta:table-count="1" meta:image-count="0" meta:object-count="0" meta:page-count="35" meta:paragraph-count="548" meta:word-count="6520" meta:character-count="41632" meta:non-whitespace-character-count="35877"/>
  </office:meta>
</office:document-meta>
</file>